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JetBrains Mono SemiBold" svg:font-family="'JetBrains Mono SemiBold', monospace, monospace, 'Droid Sans Fallback', 'Droid Sans Mono', monospace, monospace, 'Droid Sans Fallback'"/>
    <style:font-face style:name="Lohit Devanagari1" svg:font-family="'Lohit Devanagari'"/>
    <style:font-face style:name="JetBrains Mono" svg:font-family="'JetBrains Mono'" style:font-pitch="fixed"/>
    <style:font-face style:name="JetBrains Mono2" svg:font-family="'JetBrains Mono'" style:font-family-generic="roman" style:font-pitch="fixed"/>
    <style:font-face style:name="Liberation Serif1" svg:font-family="'Liberation Serif'" style:font-family-generic="roman" style:font-pitch="fixed"/>
    <style:font-face style:name="JetBrains Mono1" svg:font-family="'JetBrains Mono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aa389" officeooo:paragraph-rsid="000aa389"/>
    </style:style>
    <style:style style:name="P3" style:family="paragraph" style:parent-style-name="Standard">
      <style:paragraph-properties fo:text-align="justify" style:justify-single-word="false"/>
      <style:text-properties officeooo:rsid="000c1acf" officeooo:paragraph-rsid="000c1acf"/>
    </style:style>
    <style:style style:name="P4" style:family="paragraph" style:parent-style-name="JetBR">
      <style:text-properties style:font-name="JetBrains Mono" fo:font-size="9pt" style:font-size-asian="9pt" style:font-size-complex="9pt"/>
    </style:style>
    <style:style style:name="P5" style:family="paragraph" style:parent-style-name="JetBR">
      <style:text-properties style:font-name="JetBrains Mono" fo:font-size="9pt" officeooo:rsid="0094dbfe" officeooo:paragraph-rsid="0094dbfe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officeooo:rsid="000c1acf" officeooo:paragraph-rsid="000aa389"/>
    </style:style>
    <style:style style:name="P7" style:family="paragraph" style:parent-style-name="Standard">
      <style:paragraph-properties fo:text-align="justify" style:justify-single-word="false"/>
      <style:text-properties officeooo:rsid="000c1acf" officeooo:paragraph-rsid="000c1acf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29666f"/>
    </style:style>
    <style:style style:name="P11" style:family="paragraph" style:parent-style-name="Standard">
      <style:paragraph-properties fo:text-align="justify" style:justify-single-word="false"/>
      <style:text-properties officeooo:paragraph-rsid="004104ba"/>
    </style:style>
    <style:style style:name="P12" style:family="paragraph" style:parent-style-name="Standard">
      <style:paragraph-properties fo:text-align="justify" style:justify-single-word="false"/>
      <style:text-properties officeooo:paragraph-rsid="0042bfca"/>
    </style:style>
    <style:style style:name="P13" style:family="paragraph" style:parent-style-name="Standard">
      <style:paragraph-properties fo:text-align="justify" style:justify-single-word="false"/>
      <style:text-properties officeooo:paragraph-rsid="00457923"/>
    </style:style>
    <style:style style:name="P14" style:family="paragraph" style:parent-style-name="Standard">
      <style:paragraph-properties fo:text-align="justify" style:justify-single-word="false"/>
      <style:text-properties officeooo:paragraph-rsid="004ce7cd"/>
    </style:style>
    <style:style style:name="P15" style:family="paragraph" style:parent-style-name="Standard">
      <style:paragraph-properties fo:text-align="justify" style:justify-single-word="false"/>
      <style:text-properties officeooo:paragraph-rsid="0051b88a"/>
    </style:style>
    <style:style style:name="P16" style:family="paragraph" style:parent-style-name="Standard">
      <style:paragraph-properties fo:text-align="justify" style:justify-single-word="false"/>
      <style:text-properties officeooo:paragraph-rsid="0054adf5"/>
    </style:style>
    <style:style style:name="P17" style:family="paragraph" style:parent-style-name="Standard">
      <style:paragraph-properties fo:text-align="justify" style:justify-single-word="false"/>
      <style:text-properties officeooo:paragraph-rsid="0057f4f9"/>
    </style:style>
    <style:style style:name="P18" style:family="paragraph" style:parent-style-name="Standard">
      <style:paragraph-properties fo:text-align="justify" style:justify-single-word="false"/>
      <style:text-properties officeooo:paragraph-rsid="005ba2c3"/>
    </style:style>
    <style:style style:name="P19" style:family="paragraph" style:parent-style-name="Standard">
      <style:paragraph-properties fo:text-align="justify" style:justify-single-word="false"/>
      <style:text-properties officeooo:paragraph-rsid="0061e494"/>
    </style:style>
    <style:style style:name="P20" style:family="paragraph" style:parent-style-name="Standard">
      <style:paragraph-properties fo:text-align="justify" style:justify-single-word="false"/>
      <style:text-properties officeooo:paragraph-rsid="00635427"/>
    </style:style>
    <style:style style:name="P21" style:family="paragraph" style:parent-style-name="Standard">
      <style:paragraph-properties fo:text-align="justify" style:justify-single-word="false"/>
      <style:text-properties officeooo:paragraph-rsid="00653130"/>
    </style:style>
    <style:style style:name="P22" style:family="paragraph" style:parent-style-name="Standard">
      <style:paragraph-properties fo:text-align="justify" style:justify-single-word="false"/>
      <style:text-properties officeooo:paragraph-rsid="0069e29e"/>
    </style:style>
    <style:style style:name="P23" style:family="paragraph" style:parent-style-name="Standard">
      <style:paragraph-properties fo:text-align="justify" style:justify-single-word="false"/>
      <style:text-properties officeooo:paragraph-rsid="006b1f57"/>
    </style:style>
    <style:style style:name="P24" style:family="paragraph" style:parent-style-name="Standard">
      <style:paragraph-properties fo:text-align="justify" style:justify-single-word="false"/>
      <style:text-properties officeooo:paragraph-rsid="006c5f39"/>
    </style:style>
    <style:style style:name="P25" style:family="paragraph" style:parent-style-name="Standard">
      <style:paragraph-properties fo:text-align="justify" style:justify-single-word="false"/>
      <style:text-properties officeooo:paragraph-rsid="006c96be"/>
    </style:style>
    <style:style style:name="P26" style:family="paragraph" style:parent-style-name="Standard">
      <style:paragraph-properties fo:text-align="justify" style:justify-single-word="false"/>
      <style:text-properties officeooo:paragraph-rsid="006cfdd5"/>
    </style:style>
    <style:style style:name="P27" style:family="paragraph" style:parent-style-name="Standard">
      <style:paragraph-properties fo:text-align="justify" style:justify-single-word="false"/>
      <style:text-properties officeooo:paragraph-rsid="0076a5b8"/>
    </style:style>
    <style:style style:name="P28" style:family="paragraph" style:parent-style-name="Standard">
      <style:paragraph-properties fo:text-align="justify" style:justify-single-word="false"/>
      <style:text-properties officeooo:paragraph-rsid="00777d01"/>
    </style:style>
    <style:style style:name="P29" style:family="paragraph" style:parent-style-name="Standard">
      <style:paragraph-properties fo:text-align="justify" style:justify-single-word="false"/>
      <style:text-properties officeooo:paragraph-rsid="007e94e7"/>
    </style:style>
    <style:style style:name="P30" style:family="paragraph" style:parent-style-name="Standard">
      <style:paragraph-properties fo:text-align="justify" style:justify-single-word="false"/>
      <style:text-properties officeooo:paragraph-rsid="0083adf8"/>
    </style:style>
    <style:style style:name="P31" style:family="paragraph" style:parent-style-name="Standard">
      <style:paragraph-properties fo:text-align="justify" style:justify-single-word="false"/>
      <style:text-properties officeooo:paragraph-rsid="00840934"/>
    </style:style>
    <style:style style:name="P32" style:family="paragraph" style:parent-style-name="Standard">
      <style:paragraph-properties fo:text-align="justify" style:justify-single-word="false"/>
      <style:text-properties officeooo:paragraph-rsid="00857f03"/>
    </style:style>
    <style:style style:name="P33" style:family="paragraph" style:parent-style-name="Standard">
      <style:paragraph-properties fo:text-align="justify" style:justify-single-word="false"/>
      <style:text-properties officeooo:paragraph-rsid="009e2039"/>
    </style:style>
    <style:style style:name="P34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fo:font-style="italic" officeooo:paragraph-rsid="0029666f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fo:font-style="italic" officeooo:paragraph-rsid="006f0567" style:font-style-asian="italic" style:font-style-complex="italic"/>
    </style:style>
    <style:style style:name="P37" style:family="paragraph" style:parent-style-name="Standard" style:list-style-name="L1">
      <style:paragraph-properties fo:text-align="justify" style:justify-single-word="false"/>
      <style:text-properties fo:font-style="italic" officeooo:rsid="001798f2" officeooo:paragraph-rsid="001798f2" style:font-style-asian="italic" style:font-style-complex="italic"/>
    </style:style>
    <style:style style:name="P38" style:family="paragraph" style:parent-style-name="Standard" style:list-style-name="L1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fo:font-style="italic" officeooo:rsid="001798f2" officeooo:paragraph-rsid="001798f2" style:font-style-asian="italic" style:font-style-complex="italic"/>
    </style:style>
    <style:style style:name="P40" style:family="paragraph" style:parent-style-name="Standard">
      <style:paragraph-properties fo:text-align="justify" style:justify-single-word="false"/>
      <style:text-properties fo:font-style="italic" officeooo:rsid="001798f2" officeooo:paragraph-rsid="001d0a5e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fo:font-style="italic" officeooo:rsid="001798f2" officeooo:paragraph-rsid="001f2a2a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fo:font-style="italic" officeooo:rsid="001798f2" officeooo:paragraph-rsid="00220871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fo:font-style="italic" officeooo:rsid="001798f2" officeooo:paragraph-rsid="0024ad83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45" style:family="paragraph" style:parent-style-name="Standard">
      <style:paragraph-properties fo:text-align="justify" style:justify-single-word="false"/>
      <style:text-properties fo:font-style="italic" officeooo:rsid="001798f2" officeooo:paragraph-rsid="002dae39" style:font-style-asian="italic" style:font-style-complex="italic"/>
    </style:style>
    <style:style style:name="P46" style:family="paragraph" style:parent-style-name="Standard">
      <style:paragraph-properties fo:text-align="justify" style:justify-single-word="false"/>
      <style:text-properties fo:font-style="italic" officeooo:rsid="001798f2" officeooo:paragraph-rsid="002dbd70" style:font-style-asian="italic" style:font-style-complex="italic"/>
    </style:style>
    <style:style style:name="P47" style:family="paragraph" style:parent-style-name="Standard">
      <style:paragraph-properties fo:text-align="justify" style:justify-single-word="false"/>
      <style:text-properties fo:font-style="italic" officeooo:rsid="001798f2" officeooo:paragraph-rsid="00318c0b" style:font-style-asian="italic" style:font-style-complex="italic"/>
    </style:style>
    <style:style style:name="P48" style:family="paragraph" style:parent-style-name="Standard">
      <style:paragraph-properties fo:text-align="justify" style:justify-single-word="false"/>
      <style:text-properties fo:font-style="italic" officeooo:rsid="001798f2" officeooo:paragraph-rsid="003a7850" style:font-style-asian="italic" style:font-style-complex="italic"/>
    </style:style>
    <style:style style:name="P49" style:family="paragraph" style:parent-style-name="Standard">
      <style:paragraph-properties fo:text-align="justify" style:justify-single-word="false"/>
      <style:text-properties fo:font-style="italic" fo:font-weight="bold" officeooo:rsid="00220871" officeooo:paragraph-rsid="00220871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italic" fo:font-weight="bold" officeooo:rsid="00220871" officeooo:paragraph-rsid="0029666f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24ad83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29666f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36a9de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bold" officeooo:rsid="00276464" officeooo:paragraph-rsid="00276464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italic" fo:font-weight="bold" officeooo:rsid="00276464" officeooo:paragraph-rsid="0029666f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bold" officeooo:rsid="00337f75" officeooo:paragraph-rsid="00337f75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bold" officeooo:rsid="00337f75" officeooo:paragraph-rsid="00350bd6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bold" officeooo:rsid="0040606c" officeooo:paragraph-rsid="0040606c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4ad83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9666f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350bd6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3b7c68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8c7b6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350bd6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3b7c68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italic" officeooo:rsid="0018adb1" officeooo:paragraph-rsid="0018adb1" style:font-size-asian="12pt" style:font-style-asian="italic" style:font-size-complex="12pt" style:font-style-complex="italic"/>
    </style:style>
    <style:style style:name="P67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8adb1" style:font-size-asian="12pt" style:font-style-asian="italic" style:font-size-complex="12pt" style:font-style-complex="italic"/>
    </style:style>
    <style:style style:name="P68" style:family="paragraph" style:parent-style-name="Standard">
      <style:paragraph-properties fo:text-align="justify" style:justify-single-word="false"/>
      <style:text-properties officeooo:rsid="000aa389" officeooo:paragraph-rsid="000aa389"/>
    </style:style>
    <style:style style:name="P6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paragraph-rsid="001c7916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officeooo:rsid="00857f03" officeooo:paragraph-rsid="00857f03"/>
    </style:style>
    <style:style style:name="P72" style:family="paragraph" style:parent-style-name="Standard">
      <style:paragraph-properties fo:text-align="justify" style:justify-single-word="false"/>
      <style:text-properties officeooo:rsid="00857f03" officeooo:paragraph-rsid="0088a1f1"/>
    </style:style>
    <style:style style:name="P73" style:family="paragraph" style:parent-style-name="Standard">
      <style:paragraph-properties fo:text-align="justify" style:justify-single-word="false"/>
      <style:text-properties officeooo:rsid="00857f03" officeooo:paragraph-rsid="008cd605"/>
    </style:style>
    <style:style style:name="P74" style:family="paragraph" style:parent-style-name="Standard">
      <style:paragraph-properties fo:text-align="justify" style:justify-single-word="false"/>
      <style:text-properties officeooo:rsid="00857f03" officeooo:paragraph-rsid="0090001c"/>
    </style:style>
    <style:style style:name="P75" style:family="paragraph" style:parent-style-name="Standard">
      <style:paragraph-properties fo:text-align="justify" style:justify-single-word="false"/>
      <style:text-properties officeooo:rsid="0088a1f1" officeooo:paragraph-rsid="0088a1f1"/>
    </style:style>
    <style:style style:name="P76" style:family="paragraph" style:parent-style-name="Standard">
      <style:paragraph-properties fo:text-align="justify" style:justify-single-word="false"/>
      <style:text-properties style:font-name="JetBrains Mono" fo:font-size="9pt" style:font-size-asian="9pt" style:font-size-complex="9pt"/>
    </style:style>
    <style:style style:name="P77" style:family="paragraph" style:parent-style-name="Standard">
      <style:paragraph-properties fo:text-align="justify" style:justify-single-word="false"/>
      <style:text-properties style:font-name="JetBrains Mono" fo:font-size="9pt" officeooo:rsid="0098a79e" officeooo:paragraph-rsid="009b7662" style:font-size-asian="9pt" style:font-size-complex="9pt"/>
    </style:style>
    <style:style style:name="P78" style:family="paragraph" style:parent-style-name="Standard">
      <style:paragraph-properties fo:text-align="justify" style:justify-single-word="false"/>
      <style:text-properties officeooo:rsid="0098a79e" officeooo:paragraph-rsid="0098a79e"/>
    </style:style>
    <style:style style:name="P79" style:family="paragraph" style:parent-style-name="Standard">
      <style:paragraph-properties fo:text-align="justify" style:justify-single-word="false"/>
      <style:text-properties officeooo:rsid="0098a79e" officeooo:paragraph-rsid="009a1528"/>
    </style:style>
    <style:style style:name="P80" style:family="paragraph" style:parent-style-name="Standard">
      <style:paragraph-properties fo:text-align="justify" style:justify-single-word="false"/>
      <style:text-properties officeooo:rsid="0098a79e" officeooo:paragraph-rsid="009b7662"/>
    </style:style>
    <style:style style:name="P81" style:family="paragraph" style:parent-style-name="Standard">
      <style:paragraph-properties fo:text-align="justify" style:justify-single-word="false"/>
      <style:text-properties officeooo:rsid="0098a79e" officeooo:paragraph-rsid="009e2039"/>
    </style:style>
    <style:style style:name="P82" style:family="paragraph" style:parent-style-name="Standard">
      <style:paragraph-properties fo:text-align="justify" style:justify-single-word="false"/>
      <style:text-properties officeooo:rsid="00a04fc2" officeooo:paragraph-rsid="00a04fc2"/>
    </style:style>
    <style:style style:name="P83" style:family="paragraph" style:parent-style-name="Standard">
      <style:paragraph-properties fo:text-align="justify" style:justify-single-word="false"/>
      <style:text-properties officeooo:rsid="00a04fc2" officeooo:paragraph-rsid="00a0d8cc"/>
    </style:style>
    <style:style style:name="P84" style:family="paragraph">
      <style:paragraph-properties fo:text-align="justify"/>
      <style:text-properties fo:font-size="10pt" style:font-size-asian="10pt" style:font-size-complex="10pt"/>
    </style:style>
    <style:style style:name="P85" style:family="paragraph">
      <loext:graphic-properties draw:fill="none" draw:fill-color="#ffffff"/>
      <style:paragraph-properties fo:text-align="justify" style:writing-mode="lr-tb"/>
      <style:text-properties fo:font-size="10pt" style:font-size-asian="10pt" style:font-size-complex="10pt"/>
    </style:style>
    <style:style style:name="P86" style:family="paragraph">
      <style:paragraph-properties fo:text-align="justify"/>
    </style:style>
    <style:style style:name="P87" style:family="paragraph">
      <loext:graphic-properties draw:fill="none" draw:fill-color="#ffffff"/>
      <style:paragraph-properties fo:text-align="justify" style:writing-mode="lr-tb"/>
      <style:text-properties fo:font-size="11pt" style:font-size-asian="11pt" style:font-size-complex="11pt"/>
    </style:style>
    <style:style style:name="P8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89" style:family="paragraph">
      <loext:graphic-properties draw:fill="none" draw:fill-color="#ffffff"/>
      <style:paragraph-properties fo:text-align="justify" style:writing-mode="lr-tb"/>
      <style:text-properties style:font-name="JetBrains Mono" fo:font-size="12pt"/>
    </style:style>
    <style:style style:name="T1" style:family="text">
      <style:text-properties officeooo:rsid="00092f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61fc5" style:font-style-asian="italic" style:font-style-complex="italic"/>
    </style:style>
    <style:style style:name="T4" style:family="text">
      <style:text-properties fo:font-style="italic" officeooo:rsid="001798f2" style:font-style-asian="italic" style:font-style-complex="italic"/>
    </style:style>
    <style:style style:name="T5" style:family="text">
      <style:text-properties fo:font-style="italic" officeooo:rsid="001bc635" style:font-style-asian="italic" style:font-style-complex="italic"/>
    </style:style>
    <style:style style:name="T6" style:family="text">
      <style:text-properties fo:font-style="italic" officeooo:rsid="00410fb5" style:font-style-asian="italic" style:font-style-complex="italic"/>
    </style:style>
    <style:style style:name="T7" style:family="text">
      <style:text-properties fo:font-style="italic" officeooo:rsid="0042bfca" style:font-style-asian="italic" style:font-style-complex="italic"/>
    </style:style>
    <style:style style:name="T8" style:family="text">
      <style:text-properties fo:font-style="italic" officeooo:rsid="0044387a" style:font-style-asian="italic" style:font-style-complex="italic"/>
    </style:style>
    <style:style style:name="T9" style:family="text">
      <style:text-properties fo:font-style="italic" officeooo:rsid="0048bfef" style:font-style-asian="italic" style:font-style-complex="italic"/>
    </style:style>
    <style:style style:name="T10" style:family="text">
      <style:text-properties fo:font-style="italic" officeooo:rsid="004ce7cd" style:font-style-asian="italic" style:font-style-complex="italic"/>
    </style:style>
    <style:style style:name="T11" style:family="text">
      <style:text-properties fo:font-style="italic" officeooo:rsid="004dc7a1" style:font-style-asian="italic" style:font-style-complex="italic"/>
    </style:style>
    <style:style style:name="T12" style:family="text">
      <style:text-properties fo:font-style="italic" fo:font-weight="bold" officeooo:rsid="0024ad83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37f7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4104ba" style:font-style-asian="italic" style:font-weight-asian="bold" style:font-style-complex="italic" style:font-weight-complex="bold"/>
    </style:style>
    <style:style style:name="T15" style:family="text">
      <style:text-properties officeooo:rsid="001798f2"/>
    </style:style>
    <style:style style:name="T16" style:family="text">
      <style:text-properties officeooo:rsid="001bc635"/>
    </style:style>
    <style:style style:name="T17" style:family="text">
      <style:text-properties officeooo:rsid="001cb5c3"/>
    </style:style>
    <style:style style:name="T18" style:family="text">
      <style:text-properties officeooo:rsid="001d0a5e"/>
    </style:style>
    <style:style style:name="T19" style:family="text">
      <style:text-properties officeooo:rsid="001eabb6"/>
    </style:style>
    <style:style style:name="T20" style:family="text">
      <style:text-properties officeooo:rsid="001f2a2a"/>
    </style:style>
    <style:style style:name="T21" style:family="text">
      <style:text-properties officeooo:rsid="0020855b"/>
    </style:style>
    <style:style style:name="T22" style:family="text">
      <style:text-properties officeooo:rsid="0023596e"/>
    </style:style>
    <style:style style:name="T23" style:family="text">
      <style:text-properties officeooo:rsid="0024ad8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8c7b6" style:font-weight-asian="normal" style:font-weight-complex="normal"/>
    </style:style>
    <style:style style:name="T26" style:family="text">
      <style:text-properties fo:font-weight="normal" officeooo:rsid="00337f75" style:font-weight-asian="normal" style:font-weight-complex="normal"/>
    </style:style>
    <style:style style:name="T27" style:family="text">
      <style:text-properties fo:font-weight="normal" officeooo:rsid="0036a9de" style:font-weight-asian="normal" style:font-weight-complex="normal"/>
    </style:style>
    <style:style style:name="T28" style:family="text">
      <style:text-properties fo:font-weight="normal" officeooo:rsid="003a7850" style:font-weight-asian="normal" style:font-weight-complex="normal"/>
    </style:style>
    <style:style style:name="T29" style:family="text">
      <style:text-properties fo:font-weight="normal" officeooo:rsid="003b7c68" style:font-weight-asian="normal" style:font-weight-complex="normal"/>
    </style:style>
    <style:style style:name="T30" style:family="text">
      <style:text-properties officeooo:rsid="0025c562"/>
    </style:style>
    <style:style style:name="T31" style:family="text">
      <style:text-properties officeooo:rsid="0027266a"/>
    </style:style>
    <style:style style:name="T32" style:family="text">
      <style:text-properties officeooo:rsid="002d043c"/>
    </style:style>
    <style:style style:name="T33" style:family="text">
      <style:text-properties officeooo:rsid="002dae39"/>
    </style:style>
    <style:style style:name="T34" style:family="text">
      <style:text-properties officeooo:rsid="002f6dbe"/>
    </style:style>
    <style:style style:name="T35" style:family="text">
      <style:text-properties officeooo:rsid="00308f56"/>
    </style:style>
    <style:style style:name="T36" style:family="text">
      <style:text-properties officeooo:rsid="00318c0b"/>
    </style:style>
    <style:style style:name="T37" style:family="text">
      <style:text-properties officeooo:rsid="00337f75"/>
    </style:style>
    <style:style style:name="T38" style:family="text">
      <style:text-properties officeooo:rsid="00350bd6"/>
    </style:style>
    <style:style style:name="T39" style:family="text">
      <style:text-properties officeooo:rsid="0036a9de"/>
    </style:style>
    <style:style style:name="T40" style:family="text">
      <style:text-properties officeooo:rsid="003a7850"/>
    </style:style>
    <style:style style:name="T41" style:family="text">
      <style:text-properties officeooo:rsid="004104ba"/>
    </style:style>
    <style:style style:name="T42" style:family="text">
      <style:text-properties officeooo:rsid="00519954"/>
    </style:style>
    <style:style style:name="T43" style:family="text">
      <style:text-properties officeooo:rsid="0051b88a"/>
    </style:style>
    <style:style style:name="T44" style:family="text">
      <style:text-properties officeooo:rsid="0054adf5"/>
    </style:style>
    <style:style style:name="T45" style:family="text">
      <style:text-properties officeooo:rsid="0054ee3d"/>
    </style:style>
    <style:style style:name="T46" style:family="text">
      <style:text-properties officeooo:rsid="00564213"/>
    </style:style>
    <style:style style:name="T47" style:family="text">
      <style:text-properties officeooo:rsid="0057f4f9"/>
    </style:style>
    <style:style style:name="T48" style:family="text">
      <style:text-properties officeooo:rsid="005a0b09"/>
    </style:style>
    <style:style style:name="T49" style:family="text">
      <style:text-properties officeooo:rsid="005ba2c3"/>
    </style:style>
    <style:style style:name="T50" style:family="text">
      <style:text-properties officeooo:rsid="005cb72b"/>
    </style:style>
    <style:style style:name="T51" style:family="text">
      <style:text-properties officeooo:rsid="0061e494"/>
    </style:style>
    <style:style style:name="T52" style:family="text">
      <style:text-properties officeooo:rsid="00653130"/>
    </style:style>
    <style:style style:name="T53" style:family="text">
      <style:text-properties officeooo:rsid="0065f688"/>
    </style:style>
    <style:style style:name="T54" style:family="text">
      <style:text-properties officeooo:rsid="0069e29e"/>
    </style:style>
    <style:style style:name="T55" style:family="text">
      <style:text-properties officeooo:rsid="006c5f39"/>
    </style:style>
    <style:style style:name="T56" style:family="text">
      <style:text-properties officeooo:rsid="006c96be"/>
    </style:style>
    <style:style style:name="T57" style:family="text">
      <style:text-properties officeooo:rsid="006cfdd5"/>
    </style:style>
    <style:style style:name="T58" style:family="text">
      <style:text-properties officeooo:rsid="006eb946"/>
    </style:style>
    <style:style style:name="T59" style:family="text">
      <style:text-properties officeooo:rsid="00730735"/>
    </style:style>
    <style:style style:name="T60" style:family="text">
      <style:text-properties officeooo:rsid="0074046a"/>
    </style:style>
    <style:style style:name="T61" style:family="text">
      <style:text-properties officeooo:rsid="00756e78"/>
    </style:style>
    <style:style style:name="T62" style:family="text">
      <style:text-properties officeooo:rsid="0076a5b8"/>
    </style:style>
    <style:style style:name="T63" style:family="text">
      <style:text-properties officeooo:rsid="00791675"/>
    </style:style>
    <style:style style:name="T64" style:family="text">
      <style:text-properties officeooo:rsid="007a1efd"/>
    </style:style>
    <style:style style:name="T65" style:family="text">
      <style:text-properties officeooo:rsid="007a8624"/>
    </style:style>
    <style:style style:name="T66" style:family="text">
      <style:text-properties officeooo:rsid="007c2e2f"/>
    </style:style>
    <style:style style:name="T67" style:family="text">
      <style:text-properties officeooo:rsid="007d3fc3"/>
    </style:style>
    <style:style style:name="T68" style:family="text">
      <style:text-properties officeooo:rsid="007e94e7"/>
    </style:style>
    <style:style style:name="T69" style:family="text">
      <style:text-properties officeooo:rsid="008088bc"/>
    </style:style>
    <style:style style:name="T70" style:family="text">
      <style:text-properties officeooo:rsid="00819c6d"/>
    </style:style>
    <style:style style:name="T71" style:family="text">
      <style:text-properties officeooo:rsid="0083adf8"/>
    </style:style>
    <style:style style:name="T72" style:family="text">
      <style:text-properties officeooo:rsid="00840934"/>
    </style:style>
    <style:style style:name="T73" style:family="text">
      <style:text-properties officeooo:rsid="00857f03"/>
    </style:style>
    <style:style style:name="T74" style:family="text">
      <style:text-properties officeooo:rsid="0086e126"/>
    </style:style>
    <style:style style:name="T75" style:family="text">
      <style:text-properties officeooo:rsid="0087aece"/>
    </style:style>
    <style:style style:name="T76" style:family="text">
      <style:text-properties officeooo:rsid="0088a1f1"/>
    </style:style>
    <style:style style:name="T77" style:family="text">
      <style:text-properties officeooo:rsid="008a34f1"/>
    </style:style>
    <style:style style:name="T78" style:family="text">
      <style:text-properties officeooo:rsid="008cd605"/>
    </style:style>
    <style:style style:name="T79" style:family="text">
      <style:text-properties officeooo:rsid="008e6e67"/>
    </style:style>
    <style:style style:name="T80" style:family="text">
      <style:text-properties officeooo:rsid="0090001c"/>
    </style:style>
    <style:style style:name="T81" style:family="text">
      <style:text-properties officeooo:rsid="0097bfb6"/>
    </style:style>
    <style:style style:name="T82" style:family="text">
      <style:text-properties officeooo:rsid="009a1528"/>
    </style:style>
    <style:style style:name="T83" style:family="text">
      <style:text-properties officeooo:rsid="009b7662"/>
    </style:style>
    <style:style style:name="T84" style:family="text">
      <style:text-properties officeooo:rsid="009c4615"/>
    </style:style>
    <style:style style:name="T85" style:family="text">
      <style:text-properties officeooo:rsid="009e2039"/>
    </style:style>
    <style:style style:name="T86" style:family="text">
      <style:text-properties officeooo:rsid="00a10f80"/>
    </style:style>
    <style:style style:name="T87" style:family="text">
      <style:text-properties officeooo:rsid="00a27467"/>
    </style:style>
    <style:style style:name="T88" style:family="text">
      <style:text-properties style:font-name="JetBrains Mono" fo:font-size="10pt" style:font-size-asian="10pt" style:font-size-complex="10pt"/>
    </style:style>
    <style:style style:name="T89" style:family="text">
      <style:text-properties style:font-name="JetBrains Mon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90" style:family="text">
      <style:text-properties style:font-name="JetBrains Mono" fo:font-size="11pt" style:font-size-asian="11pt" style:font-size-complex="11pt"/>
    </style:style>
    <style:style style:name="T91" style:family="text">
      <style:text-properties style:font-name="Liberation Serif" fo:font-size="12pt" style:font-size-asian="11pt" style:font-size-complex="11pt"/>
    </style:style>
    <style:style style:name="T92" style:family="text">
      <style:text-properties style:font-name="Liberation Serif" fo:font-size="12pt"/>
    </style:style>
    <style:style style:name="T93" style:family="text">
      <style:text-properties style:font-name="JetBrains Mono"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4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 <text:span text:style-name="T1">N°</text:span>2: Operaciones entre archivos.</text:p>
      <text:p text:style-name="P8"/>
      <text:p text:style-name="P66"/>
      <text:p text:style-name="P67">Alumno: Juan Cruz Mateos</text:p>
      <text:p text:style-name="P67">Mat. 15134</text:p>
      <text:p text:style-name="P67"/>
      <text:p text:style-name="P69">Enunciado 1</text:p>
      <text:p text:style-name="P1"/>
      <text:p text:style-name="P1"><text:tab/>Se quiere <text:span text:style-name="T2">registrar todas las notas de un alumno de una facultad.</text:span> Para esto se arma un registro con Código de la Universidad, Código de Facultad, Código de la Asignatura, Legajo del Alumno, Edad al momento de rendir, Código del Docente a cargo, Nota y Observaciones.</text:p>
      <text:p text:style-name="P1"/>
      <text:p text:style-name="P69">Enunciado 2</text:p>
      <text:p text:style-name="P1"/>
      <text:p text:style-name="P1"><text:tab/>Se quiere <text:span text:style-name="T2">registrar todas las compras de un local nacional de electrodomésticos</text:span>. Para esto se realiza un registro de la siguiente manera: Fecha, Hora, Código de Provincia, Código de Ciudad, Código del Local, Legajo del Vendedor, Factura, Código del Producto, Cantidad, Valor Unitario, Total Renglón y Observaciones.</text:p>
      <text:p text:style-name="P1"/>
      <text:p text:style-name="P70">Enunciado 3</text:p>
      <text:p text:style-name="P70"/>
      <text:p text:style-name="P1"><text:tab/>Se tiene un archivo maestro y de novedades (ambos ordenados por ID) con la siguiente estructura: <text:span text:style-name="T2">ID, Descripción, valor</text:span>.</text:p>
      <text:p text:style-name="P1"/>
      <text:p text:style-name="P1"/>
      <text:p text:style-name="P1"/>
      <text:p text:style-name="P1"/>
      <text:p text:style-name="P1">1) Para los enunciados 1 y 2 realizar las estructuras lógicas, tanto en formato fijo como variable.</text:p>
      <text:p text:style-name="P1"/>
      <text:p text:style-name="P2">Enunciado #1: <text:span text:style-name="T3">Identificador :: cod_asig, legajo, nota. </text:span><text:span text:style-name="T5">(pueden existir cod_asig y legajos repetidos ya que el alumno puede desaprobar un final y aprobarlo en una instancia posterior, pero los registros se podran diferenciar por el campo nota).</text:span></text:p>
      <text:p text:style-name="P2"/>
      <text:p text:style-name="P2"><draw:frame text:anchor-type="paragraph" draw:z-index="1" draw:name="Shape1_0" draw:style-name="gr5" draw:text-style-name="P89" svg:width="6.562cm" svg:height="5.83cm" svg:x="9.373cm" svg:y="0.441cm"><draw:text-box><text:p text:style-name="P86"><text:span text:style-name="T92">Longitud Variable:</text:span></text:p><text:p text:style-name="P86"><text:span text:style-name="T93"/></text:p><text:p text:style-name="P86"><text:span text:style-name="T90">Examen (</text:span></text:p><text:p text:style-name="P86"><text:span text:style-name="T90"><text:tab/></text:span><text:span text:style-name="T90"><text:tab/></text:span><text:span text:style-name="T90">cod_univ: E4,</text:span></text:p><text:p text:style-name="P86"><text:span text:style-name="T90"><text:tab/></text:span><text:span text:style-name="T90"><text:tab/></text:span><text:span text:style-name="T90">cod_fac: E4,</text:span></text:p><text:p text:style-name="P86"><text:span text:style-name="T90"><text:tab/></text:span><text:span text:style-name="T90"><text:tab/></text:span><text:span text:style-name="T90">cod_asig: E4,</text:span></text:p><text:p text:style-name="P86"><text:span text:style-name="T90"><text:tab/></text:span><text:span text:style-name="T90"><text:tab/></text:span><text:span text:style-name="T90">legajo: E4,</text:span></text:p><text:p text:style-name="P86"><text:span text:style-name="T90"><text:tab/></text:span><text:span text:style-name="T90"><text:tab/></text:span><text:span text:style-name="T90">edad:</text:span><text:span text:style-name="T90"><text:tab/></text:span><text:span text:style-name="T90">E1,</text:span></text:p><text:p text:style-name="P86"><text:span text:style-name="T90"><text:tab/></text:span><text:span text:style-name="T90"><text:tab/></text:span><text:span text:style-name="T90">cod_doc: E4,</text:span></text:p><text:p text:style-name="P86"><text:span text:style-name="T90"><text:tab/></text:span><text:span text:style-name="T90"><text:tab/></text:span><text:span text:style-name="T90">nota: E1,</text:span></text:p><text:p text:style-name="P86"><text:span text:style-name="T90"><text:tab/></text:span><text:span text:style-name="T90"><text:tab/></text:span><text:span text:style-name="T90">obs: T</text:span></text:p><text:p text:style-name="P86"><text:span text:style-name="T90"><text:tab/></text:span><text:span text:style-name="T90">)</text:span></text:p></draw:text-box></draw:frame></text:p>
      <text:p text:style-name="P2"><draw:frame text:anchor-type="paragraph" draw:z-index="0" draw:name="Shape1" draw:style-name="gr5" draw:text-style-name="P89" svg:width="6.562cm" svg:height="5.83cm" svg:x="0.827cm" svg:y="0.065cm"><draw:text-box><text:p text:style-name="P86"><text:span text:style-name="T92">Longitud Fija:</text:span></text:p><text:p text:style-name="P86"><text:span text:style-name="T93"/></text:p><text:p text:style-name="P86"><text:span text:style-name="T90">Examen (</text:span></text:p><text:p text:style-name="P86"><text:span text:style-name="T90"><text:tab/></text:span><text:span text:style-name="T90"><text:tab/></text:span><text:span text:style-name="T90">cod_univ: E4,</text:span></text:p><text:p text:style-name="P86"><text:span text:style-name="T90"><text:tab/></text:span><text:span text:style-name="T90"><text:tab/></text:span><text:span text:style-name="T90">cod_fac: E4,</text:span></text:p><text:p text:style-name="P86"><text:span text:style-name="T90"><text:tab/></text:span><text:span text:style-name="T90"><text:tab/></text:span><text:span text:style-name="T90">cod_asig: E4,</text:span></text:p><text:p text:style-name="P86"><text:span text:style-name="T90"><text:tab/></text:span><text:span text:style-name="T90"><text:tab/></text:span><text:span text:style-name="T90">legajo: E4,</text:span></text:p><text:p text:style-name="P86"><text:span text:style-name="T90"><text:tab/></text:span><text:span text:style-name="T90"><text:tab/></text:span><text:span text:style-name="T90">edad:</text:span><text:span text:style-name="T90"><text:tab/></text:span><text:span text:style-name="T90">E1,</text:span></text:p><text:p text:style-name="P86"><text:span text:style-name="T90"><text:tab/></text:span><text:span text:style-name="T90"><text:tab/></text:span><text:span text:style-name="T90">cod_doc: E4,</text:span></text:p><text:p text:style-name="P86"><text:span text:style-name="T90"><text:tab/></text:span><text:span text:style-name="T90"><text:tab/></text:span><text:span text:style-name="T90">nota: E1,</text:span></text:p><text:p text:style-name="P86"><text:span text:style-name="T90"><text:tab/></text:span><text:span text:style-name="T90"><text:tab/></text:span><text:span text:style-name="T90">obs: C100</text:span></text:p><text:p text:style-name="P86"><text:span text:style-name="T90"><text:tab/></text:span><text:span text:style-name="T90">)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nunciado #2: <text:span text:style-name="T3">Identificador :: factura.</text:span></text:p>
      <text:p text:style-name="P3"/>
      <text:p text:style-name="P3"><draw:frame text:anchor-type="paragraph" draw:z-index="2" draw:name="Shape2" draw:style-name="gr4" draw:text-style-name="P88" svg:width="8.415cm" svg:height="7.808cm" svg:x="0.06cm" svg:y="0.242cm"><draw:text-box><text:p text:style-name="P86"><text:span text:style-name="T91">Longitud Fija:</text:span></text:p><text:p text:style-name="P86"><text:span text:style-name="T90"/></text:p><text:p text:style-name="P86"><text:span text:style-name="T90">Compra (</text:span></text:p><text:p text:style-name="P86"><text:span text:style-name="T90"><text:tab/></text:span><text:span text:style-name="T90"><text:tab/></text:span><text:span text:style-name="T90">fecha: C10,</text:span></text:p><text:p text:style-name="P86"><text:span text:style-name="T90"><text:tab/></text:span><text:span text:style-name="T90"><text:tab/></text:span><text:span text:style-name="T90">hora: C5,</text:span></text:p><text:p text:style-name="P86"><text:span text:style-name="T90"><text:tab/></text:span><text:span text:style-name="T90"><text:tab/></text:span><text:span text:style-name="T90">cod_prob: E4,</text:span></text:p><text:p text:style-name="P86"><text:span text:style-name="T90"><text:tab/></text:span><text:span text:style-name="T90"><text:tab/></text:span><text:span text:style-name="T90">cod_ciudad: </text:span><text:span text:style-name="T90">E4,</text:span></text:p><text:p text:style-name="P86"><text:span text:style-name="T90"><text:tab/></text:span><text:span text:style-name="T90">cod_local: E4,</text:span></text:p><text:p text:style-name="P86"><text:span text:style-name="T90"><text:tab/></text:span><text:span text:style-name="T90"><text:tab/></text:span><text:span text:style-name="T90">leg_vend: E4,</text:span></text:p><text:p text:style-name="P86"><text:span text:style-name="T90"><text:tab/></text:span><text:span text:style-name="T90"><text:tab/></text:span><text:span text:style-name="T90">factura: E4,</text:span></text:p><text:p text:style-name="P86"><text:span text:style-name="T90"><text:tab/></text:span><text:span text:style-name="T90"><text:tab/></text:span><text:span text:style-name="T90">cod_prod:E4</text:span></text:p><text:p text:style-name="P86"><text:span text:style-name="T90"><text:tab/></text:span><text:span text:style-name="T90"><text:tab/></text:span><text:span text:style-name="T90">cant: E2,</text:span></text:p><text:p text:style-name="P86"><text:span text:style-name="T90"><text:tab/></text:span><text:span text:style-name="T90"><text:tab/></text:span><text:span text:style-name="T90">valor_un: F8,</text:span></text:p><text:p text:style-name="P86"><text:span text:style-name="T90"><text:s/></text:span><text:span text:style-name="T90"><text:tab/></text:span><text:span text:style-name="T90"><text:tab/></text:span><text:span text:style-name="T90">total_rg: F8,</text:span></text:p><text:p text:style-name="P86"><text:span text:style-name="T90"><text:tab/></text:span><text:span text:style-name="T90"><text:tab/></text:span><text:span text:style-name="T90">obs: C100</text:span></text:p><text:p text:style-name="P86"><text:span text:style-name="T90"><text:tab/></text:span><text:span text:style-name="T90">)</text:span></text:p></draw:text-box></draw:frame><draw:frame text:anchor-type="paragraph" draw:z-index="3" draw:name="Shape2_0" draw:style-name="gr3" draw:text-style-name="P87" svg:width="7.012cm" svg:height="7.712cm" svg:x="9.479cm" svg:y="0.093cm"><draw:text-box><text:p text:style-name="P86"><text:span text:style-name="T91">Longitud Variable:</text:span></text:p><text:p text:style-name="P86"><text:span text:style-name="T90"/></text:p><text:p text:style-name="P86"><text:span text:style-name="T90">Compra (</text:span></text:p><text:p text:style-name="P86"><text:span text:style-name="T90"><text:tab/></text:span><text:span text:style-name="T90"><text:tab/></text:span><text:span text:style-name="T90">fecha: C10,</text:span></text:p><text:p text:style-name="P86"><text:span text:style-name="T90"><text:tab/></text:span><text:span text:style-name="T90"><text:tab/></text:span><text:span text:style-name="T90">hora: C5,</text:span></text:p><text:p text:style-name="P86"><text:span text:style-name="T90"><text:tab/></text:span><text:span text:style-name="T90"><text:tab/></text:span><text:span text:style-name="T90">cod_prob: E4,</text:span></text:p><text:p text:style-name="P86"><text:span text:style-name="T90"><text:tab/></text:span><text:span text:style-name="T90"><text:tab/></text:span><text:span text:style-name="T90">cod_ciudad: </text:span><text:span text:style-name="T90">E4,</text:span></text:p><text:p text:style-name="P86"><text:span text:style-name="T90"><text:tab/></text:span><text:span text:style-name="T90">cod_local: E4,</text:span></text:p><text:p text:style-name="P86"><text:span text:style-name="T90"><text:tab/></text:span><text:span text:style-name="T90"><text:tab/></text:span><text:span text:style-name="T90">leg_vend: E4,</text:span></text:p><text:p text:style-name="P86"><text:span text:style-name="T90"><text:tab/></text:span><text:span text:style-name="T90"><text:tab/></text:span><text:span text:style-name="T90">factura: E4,</text:span></text:p><text:p text:style-name="P86"><text:span text:style-name="T90"><text:tab/></text:span><text:span text:style-name="T90"><text:tab/></text:span><text:span text:style-name="T90">cod_prod:E4</text:span></text:p><text:p text:style-name="P86"><text:span text:style-name="T90"><text:tab/></text:span><text:span text:style-name="T90"><text:tab/></text:span><text:span text:style-name="T90">cant: E2,</text:span></text:p><text:p text:style-name="P86"><text:span text:style-name="T90"><text:tab/></text:span><text:span text:style-name="T90"><text:tab/></text:span><text:span text:style-name="T90">valor_un: F8,</text:span></text:p><text:p text:style-name="P86"><text:span text:style-name="T90"><text:s/></text:span><text:span text:style-name="T90"><text:tab/></text:span><text:span text:style-name="T90"><text:tab/></text:span><text:span text:style-name="T90">total_rg: F8,</text:span></text:p><text:p text:style-name="P86"><text:span text:style-name="T90"><text:tab/></text:span><text:span text:style-name="T90"><text:tab/></text:span><text:span text:style-name="T90">obs: T</text:span></text:p><text:p text:style-name="P86"><text:span text:style-name="T90"><text:tab/></text:span><text:span text:style-name="T90">)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2) Para las estructuras fijas y variables del enunciado 1 realice las consultas de altas, bajas, modificaciones y consultas. Las consultas solicitadas son: promedio con y sin aplazo del alumno, cantidad de materias rendidas y promedio de notas de una materia dada.</text:p>
      <text:p text:style-name="P1"><text:tab/></text:p>
      <text:p text:style-name="P1"><text:tab/><text:span text:style-name="T4">Dado que no se indica si el archivo se encuentra ordenado o no, lo supongo desordenado. Por lo tanto:</text:span></text:p>
      <text:p text:style-name="P1"><text:span text:style-name="T4"/></text:p>
      <text:p text:style-name="P34"><text:tab/><text:span text:style-name="T15">Estructura fija:</text:span></text:p>
      <text:list xml:id="list1021337402" text:style-name="L1">
        <text:list-item>
          <text:p text:style-name="P37">altas: append en fin de archivo</text:p>
        </text:list-item>
        <text:list-item>
          <text:p text:style-name="P37">bajas: marcado (cambio signo de identificador)</text:p>
        </text:list-item>
        <text:list-item>
          <text:p text:style-name="P37">modificacion: recuperar registro y acutalizar</text:p>
        </text:list-item>
        <text:list-item>
          <text:p text:style-name="P37">consultas: <text:span text:style-name="T32">busqueda lineal</text:span></text:p>
        </text:list-item>
      </text:list>
      <text:p text:style-name="P39">Pseudocodigos:</text:p>
      <text:p text:style-name="P39"/>
      <text:p text:style-name="P39"><text:span text:style-name="T2">Altas</text:span>: </text:p>
      <text:p text:style-name="P39"><text:tab/>nuevo_registro := resistro</text:p>
      <text:p text:style-name="P39"><text:tab/>seek(archivo, FIN_ARCHIVO)</text:p>
      <text:p text:style-name="P39"><text:tab/>write(nuevo_registro, <text:span text:style-name="T18">archivo</text:span>)</text:p>
      <text:p text:style-name="P39"/>
      <text:p text:style-name="P39"><text:span text:style-name="T2">Bajas</text:span>:</text:p>
      <text:p text:style-name="P39"><text:tab/>seek(archivo, INICIO_ARCHIVO)</text:p>
      <text:p text:style-name="P39"><text:tab/>mientras que no fin de archivo <text:span text:style-name="T18">&amp;&amp; !encontrado</text:span>:</text:p>
      <text:p text:style-name="P39"><text:tab/><text:tab/><text:span text:style-name="T16">read(archi</text:span><text:span text:style-name="T17">vo, reg_act)</text:span></text:p>
      <text:p text:style-name="P39"><text:tab/><text:tab/><text:span text:style-name="T17">si (cod_asig, legajo y nota coinciden):</text:span></text:p>
      <text:p text:style-name="P39"><text:tab/><text:tab/><text:tab/><text:span text:style-name="T18">pos = posicion del registro</text:span></text:p>
      <text:p text:style-name="P39"><text:tab/><text:tab/><text:tab/><text:span text:style-name="T18">encontrado = true</text:span></text:p>
      <text:p text:style-name="P40"><text:tab/><text:span text:style-name="T18">seek(archivo, pos)</text:span></text:p>
      <text:p text:style-name="P40"><text:span text:style-name="T18"><text:tab/>reg_act.nota = reg_act.nota * -1</text:span></text:p>
      <text:p text:style-name="P41"><text:tab/><text:span text:style-name="T18">write(reg_</text:span><text:span text:style-name="T19">act, archivo)</text:span></text:p>
      <text:p text:style-name="P41"/>
      <text:p text:style-name="P41"/>
      <text:p text:style-name="P41"/>
      <text:p text:style-name="P41"><text:soft-page-break/><text:span text:style-name="T18"><text:tab/></text:span><text:span text:style-name="T35">Obs :: </text:span><text:span text:style-name="T20">Mantenimiento de bajas: eliminar registros marcados.</text:span></text:p>
      <text:p text:style-name="P41"/>
      <text:p text:style-name="P41"><text:span text:style-name="T18"><text:tab/></text:span><text:span text:style-name="T21">open</text:span><text:span text:style-name="T20"> archivo maestro (lectura): <text:s/>archM</text:span></text:p>
      <text:p text:style-name="P41"><text:span text:style-name="T18"><text:tab/></text:span><text:span text:style-name="T21">open</text:span><text:span text:style-name="T20"> archivo temp (escritura): <text:s text:c="2"/>temp</text:span></text:p>
      <text:p text:style-name="P41"><text:span text:style-name="T18"><text:tab/></text:span></text:p>
      <text:p text:style-name="P41"><text:span text:style-name="T18"><text:tab/></text:span><text:span text:style-name="T20">mientr</text:span><text:span text:style-name="T21">as no fin de archM:</text:span></text:p>
      <text:p text:style-name="P41"><text:tab/><text:tab/><text:span text:style-name="T21">read (registro, archM)</text:span></text:p>
      <text:p text:style-name="P41"><text:tab/><text:tab/><text:span text:style-name="T21">si registro.nota &gt; 0:</text:span></text:p>
      <text:p text:style-name="P41"><text:tab/><text:tab/><text:tab/><text:span text:style-name="T21">write(registro, temp)</text:span></text:p>
      <text:p text:style-name="P41"><text:tab/><text:span text:style-name="T21">close archM</text:span></text:p>
      <text:p text:style-name="P41"><text:tab/><text:span text:style-name="T21">close temp</text:span></text:p>
      <text:p text:style-name="P41"><text:tab/><text:span text:style-name="T21">remove archM</text:span></text:p>
      <text:p text:style-name="P41"><text:tab/><text:span text:style-name="T21">rename (temp, archM)</text:span><text:tab/></text:p>
      <text:p text:style-name="P39"/>
      <text:p text:style-name="P49">Modificaciones:</text:p>
      <text:p text:style-name="P49"/>
      <text:p text:style-name="P42"><text:tab/><text:span text:style-name="T22">seek(archivo, INICIO_ARCHIVO)</text:span></text:p>
      <text:p text:style-name="P42"><text:tab/><text:span text:style-name="T22">mientras no fin de archivo &amp;&amp; !encontrado:</text:span></text:p>
      <text:p text:style-name="P42"><text:tab/><text:tab/><text:span text:style-name="T22">read(registro, archivo)</text:span></text:p>
      <text:p text:style-name="P42"><text:tab/><text:tab/><text:span text:style-name="T22">si (cod_asig, legajo </text:span><text:span text:style-name="T23">y</text:span><text:span text:style-name="T22"> nota buscados</text:span><text:span text:style-name="T23">)</text:span><text:span text:style-name="T22">:</text:span></text:p>
      <text:p text:style-name="P42"><text:tab/><text:tab/><text:tab/><text:span text:style-name="T22">pos = posicion del registro</text:span></text:p>
      <text:p text:style-name="P42"><text:tab/><text:tab/><text:tab/><text:span text:style-name="T22">encontrado = true</text:span></text:p>
      <text:p text:style-name="P42"><text:tab/><text:span text:style-name="T22">si encontrado:</text:span></text:p>
      <text:p text:style-name="P42"><text:tab/><text:tab/><text:span text:style-name="T22">seek(archivo, pos)</text:span></text:p>
      <text:p text:style-name="P42"><text:tab/><text:tab/><text:span text:style-name="T22">write(nuevoregistro, archivo)</text:span><text:tab/><text:tab/><text:tab/></text:p>
      <text:p text:style-name="P51"/>
      <text:p text:style-name="P51">Promedio con aplazos:</text:p>
      <text:p text:style-name="P51"><text:tab/></text:p>
      <text:p text:style-name="P51"><text:tab/><text:span text:style-name="T24">total = 0; cant = 0</text:span></text:p>
      <text:p text:style-name="P51"><text:span text:style-name="T24"><text:tab/>seek(archivo, INICIO_ARCHIVO)</text:span></text:p>
      <text:p text:style-name="P51"><text:span text:style-name="T24"><text:tab/>mientras no fin de archivo:</text:span></text:p>
      <text:p text:style-name="P51"><text:span text:style-name="T24"><text:tab/><text:tab/>read(registro, archivo)</text:span></text:p>
      <text:p text:style-name="P51"><text:span text:style-name="T24"><text:tab/><text:tab/>si resistro.legajo == legajoAlumno:</text:span></text:p>
      <text:p text:style-name="P51"><text:span text:style-name="T24"><text:tab/><text:tab/><text:tab/>total += registro.nota</text:span></text:p>
      <text:p text:style-name="P51"><text:span text:style-name="T24"><text:tab/><text:tab/><text:tab/>cant += 1</text:span></text:p>
      <text:p text:style-name="P51"><text:span text:style-name="T24"><text:tab/></text:span></text:p>
      <text:p text:style-name="P39"><text:tab/> <text:span text:style-name="T23">return cant == 0 ? 0 : total / cant;</text:span></text:p>
      <text:p text:style-name="P1"/>
      <text:p text:style-name="P51">Promedio sin aplazos:</text:p>
      <text:p text:style-name="P51"><text:tab/></text:p>
      <text:p text:style-name="P51"><text:tab/><text:span text:style-name="T24">total = 0; cant = 0</text:span></text:p>
      <text:p text:style-name="P51"><text:span text:style-name="T24"><text:tab/>seek(archivo, INICIO_ARCHIVO)</text:span></text:p>
      <text:p text:style-name="P51"><text:span text:style-name="T24"><text:tab/>mientras no fin de archivo:</text:span></text:p>
      <text:p text:style-name="P51"><text:span text:style-name="T24"><text:tab/><text:tab/>read(registro, archivo)</text:span></text:p>
      <text:p text:style-name="P51"><text:span text:style-name="T24"><text:tab/><text:tab/>si resistro.legajo == legajoAlumno &amp;&amp; registro.nota &gt;= 4:</text:span></text:p>
      <text:p text:style-name="P51"><text:span text:style-name="T24"><text:tab/><text:tab/><text:tab/>total += registro.nota</text:span></text:p>
      <text:p text:style-name="P51"><text:span text:style-name="T24"><text:tab/><text:tab/><text:tab/>cant += 1</text:span></text:p>
      <text:p text:style-name="P51"><text:span text:style-name="T24"><text:tab/></text:span></text:p>
      <text:p text:style-name="P43"><text:tab/> <text:span text:style-name="T23">return cant == 0 ? 0 : total / cant</text:span></text:p>
      <text:p text:style-name="P43"/>
      <text:p text:style-name="P51"/>
      <text:p text:style-name="P51"/>
      <text:p text:style-name="P51"><text:soft-page-break/>Materias rendidas:</text:p>
      <text:p text:style-name="P51"><text:tab/></text:p>
      <text:p text:style-name="P59"><text:tab/>rendidas :<text:span text:style-name="T30">= array[50]</text:span></text:p>
      <text:p text:style-name="P59"><text:tab/><text:span text:style-name="T30">n = 0</text:span></text:p>
      <text:p text:style-name="P59"><text:tab/><text:span text:style-name="T30">cant = 0</text:span></text:p>
      <text:p text:style-name="P63"><text:tab/>seek(archivo, INICIO_ARCHIVO)</text:p>
      <text:p text:style-name="P59"><text:tab/><text:span text:style-name="T30">mientras no fin de archivo:</text:span></text:p>
      <text:p text:style-name="P59"><text:tab/><text:tab/><text:span text:style-name="T30">read(registro, archivo)</text:span></text:p>
      <text:p text:style-name="P59"><text:tab/><text:tab/><text:span text:style-name="T30">si registro.legajo == legajoAlumno:</text:span></text:p>
      <text:p text:style-name="P59"><text:tab/><text:tab/><text:tab/><text:span text:style-name="T31">i = 0</text:span></text:p>
      <text:p text:style-name="P59"><text:tab/><text:tab/><text:tab/><text:span text:style-name="T31">mientras i &lt; n &amp;&amp; registro.cod_asig != rendidas[i]:</text:span></text:p>
      <text:p text:style-name="P59"><text:tab/><text:tab/><text:tab/><text:tab/><text:span text:style-name="T31">i += 1</text:span></text:p>
      <text:p text:style-name="P59"><text:tab/><text:tab/><text:tab/><text:span text:style-name="T31">si i == n:</text:span></text:p>
      <text:p text:style-name="P59"><text:tab/><text:tab/><text:tab/><text:tab/><text:span text:style-name="T31">cant += 1</text:span></text:p>
      <text:p text:style-name="P59"><text:tab/><text:tab/><text:tab/><text:tab/><text:span text:style-name="T31">rendidas[n++] = registro.cod_asig;</text:span></text:p>
      <text:p text:style-name="P59"><text:tab/><text:span text:style-name="T31">return cant</text:span></text:p>
      <text:p text:style-name="P59"/>
      <text:p text:style-name="P54">Promedio Materia</text:p>
      <text:p text:style-name="P54"><text:tab/></text:p>
      <text:p text:style-name="P54"><text:tab/><text:span text:style-name="T25">total = 0</text:span></text:p>
      <text:p text:style-name="P54"><text:span text:style-name="T25"><text:tab/>cant = 0</text:span></text:p>
      <text:p text:style-name="P54"><text:span text:style-name="T25"><text:tab/>seek(archivo, INICIO_ARCHIVO)</text:span></text:p>
      <text:p text:style-name="P54"><text:span text:style-name="T25"><text:tab/>mientras no fin de archivo:</text:span></text:p>
      <text:p text:style-name="P54"><text:span text:style-name="T25"><text:tab/><text:tab/>read(registro, archivo)</text:span></text:p>
      <text:p text:style-name="P54"><text:span text:style-name="T25"><text:tab/><text:tab/>si registro.cod_asig == cod_asig:</text:span></text:p>
      <text:p text:style-name="P54"><text:span text:style-name="T25"><text:tab/><text:tab/><text:tab/>total += registro.nota</text:span></text:p>
      <text:p text:style-name="P54"><text:span text:style-name="T25"><text:tab/><text:tab/><text:tab/>cant += 1</text:span></text:p>
      <text:p text:style-name="P54"><text:span text:style-name="T25"/></text:p>
      <text:p text:style-name="P54"><text:span text:style-name="T25"><text:tab/>return cant == 0 ? <text:s/>0 ? total / cant</text:span></text:p>
      <text:p text:style-name="P54"><text:span text:style-name="T25"/></text:p>
      <text:p text:style-name="P1"/>
      <text:p text:style-name="P1">3) Para las estructuras fijas y variables del enunciado 2 realice las consultas de altas, bajas, modificaciones y consultas. Las consultas solicitadas son: Promedio de ventas de un vendedor dado, promedio de ventas para una fecha dada, mayor venta de un local, mayor venta de la cadena y promedio de ventas de un producto dado.</text:p>
      <text:p text:style-name="P1"/>
      <text:p text:style-name="P10"><text:tab/><text:span text:style-name="T4">Dado que no se indica si el archivo se encuentra ordenado o no, lo supongo desordenado. Por lo tanto:</text:span></text:p>
      <text:p text:style-name="P10"><text:span text:style-name="T4"/></text:p>
      <text:p text:style-name="P35"><text:tab/><text:span text:style-name="T15">Estructura fija:</text:span></text:p>
      <text:list xml:id="list213318024110895" text:continue-numbering="true" text:style-name="L1">
        <text:list-item>
          <text:p text:style-name="P38">altas: append en fin de archivo</text:p>
        </text:list-item>
        <text:list-item>
          <text:p text:style-name="P38">bajas: marcado (cambio signo de identificador)</text:p>
        </text:list-item>
        <text:list-item>
          <text:p text:style-name="P38">modificacion: recuperar registro y acutalizar</text:p>
        </text:list-item>
        <text:list-item>
          <text:p text:style-name="P38">consultas: <text:span text:style-name="T32">busqueda lineal</text:span></text:p>
        </text:list-item>
      </text:list>
      <text:p text:style-name="P44"/>
      <text:p text:style-name="P44">Pseudocodigos:</text:p>
      <text:p text:style-name="P44"/>
      <text:p text:style-name="P44"><text:span text:style-name="T2">Altas</text:span>: </text:p>
      <text:p text:style-name="P44"><text:tab/>nuevo_registro := resistro</text:p>
      <text:p text:style-name="P44"><text:tab/>seek(archivo, FIN_ARCHIVO)</text:p>
      <text:p text:style-name="P44"><text:tab/>write(nuevo_registro, <text:span text:style-name="T18">archivo</text:span>)</text:p>
      <text:p text:style-name="P44"/>
      <text:p text:style-name="P44"><text:soft-page-break/><text:span text:style-name="T2">Bajas</text:span>:</text:p>
      <text:p text:style-name="P44"><text:tab/>seek(archivo, INICIO_ARCHIVO)</text:p>
      <text:p text:style-name="P44"><text:tab/>mientras que no fin de archivo <text:span text:style-name="T18">&amp;&amp; !encontrado</text:span>:</text:p>
      <text:p text:style-name="P44"><text:tab/><text:tab/><text:span text:style-name="T16">read(archi</text:span><text:span text:style-name="T17">vo, reg_act)</text:span></text:p>
      <text:p text:style-name="P44"><text:tab/><text:tab/><text:span text:style-name="T17">si </text:span><text:span text:style-name="T33">reg_act.factura == factura</text:span><text:span text:style-name="T17">:</text:span></text:p>
      <text:p text:style-name="P44"><text:tab/><text:tab/><text:tab/><text:span text:style-name="T18">pos = posicion del registro</text:span></text:p>
      <text:p text:style-name="P44"><text:tab/><text:tab/><text:tab/><text:span text:style-name="T18">encontrado = true</text:span></text:p>
      <text:p text:style-name="P44"><text:tab/><text:span text:style-name="T18">seek(archivo, pos)</text:span></text:p>
      <text:p text:style-name="P45"><text:span text:style-name="T18"><text:tab/>reg_act. </text:span><text:span text:style-name="T33">factura</text:span><text:span text:style-name="T18"> = reg_act. </text:span><text:span text:style-name="T33">factura</text:span><text:span text:style-name="T18"> * -1</text:span></text:p>
      <text:p text:style-name="P44"><text:tab/><text:span text:style-name="T18">write(reg_</text:span><text:span text:style-name="T19">act, archivo)</text:span></text:p>
      <text:p text:style-name="P44"/>
      <text:p text:style-name="P44"/>
      <text:p text:style-name="P44"><text:span text:style-name="T18"><text:tab/></text:span><text:span text:style-name="T34">Obs ::</text:span><text:span text:style-name="T18"> </text:span><text:span text:style-name="T20">Mantenimiento de bajas: eliminar registros marcados.</text:span></text:p>
      <text:p text:style-name="P44"/>
      <text:p text:style-name="P44"><text:span text:style-name="T18"><text:tab/></text:span><text:span text:style-name="T21">open</text:span><text:span text:style-name="T20"> archivo maestro (lectura): <text:s/>archM</text:span></text:p>
      <text:p text:style-name="P44"><text:span text:style-name="T18"><text:tab/></text:span><text:span text:style-name="T21">open</text:span><text:span text:style-name="T20"> archivo temp (escritura): <text:s text:c="2"/>temp</text:span></text:p>
      <text:p text:style-name="P44"><text:span text:style-name="T18"><text:tab/></text:span></text:p>
      <text:p text:style-name="P44"><text:span text:style-name="T18"><text:tab/></text:span><text:span text:style-name="T20">mientr</text:span><text:span text:style-name="T21">as no fin de archM:</text:span></text:p>
      <text:p text:style-name="P44"><text:tab/><text:tab/><text:span text:style-name="T21">read (registro, archM)</text:span></text:p>
      <text:p text:style-name="P46"><text:tab/><text:tab/><text:span text:style-name="T21">si registro. </text:span><text:span text:style-name="T33">factura</text:span><text:span text:style-name="T21"> &gt; 0:</text:span></text:p>
      <text:p text:style-name="P44"><text:tab/><text:tab/><text:tab/><text:span text:style-name="T21">write(registro, temp)</text:span></text:p>
      <text:p text:style-name="P44"><text:tab/><text:span text:style-name="T21">close archM</text:span></text:p>
      <text:p text:style-name="P44"><text:tab/><text:span text:style-name="T21">close temp</text:span></text:p>
      <text:p text:style-name="P44"><text:tab/><text:span text:style-name="T21">remove archM</text:span></text:p>
      <text:p text:style-name="P44"><text:tab/><text:span text:style-name="T21">rename (temp, archM)</text:span><text:tab/></text:p>
      <text:p text:style-name="P44"/>
      <text:p text:style-name="P44"/>
      <text:p text:style-name="P50">Modificaciones:</text:p>
      <text:p text:style-name="P50"/>
      <text:p text:style-name="P44"><text:tab/><text:span text:style-name="T22">seek(archivo, INICIO_ARCHIVO)</text:span></text:p>
      <text:p text:style-name="P44"><text:tab/><text:span text:style-name="T22">mientras no fin de archivo &amp;&amp; !encontrado:</text:span></text:p>
      <text:p text:style-name="P44"><text:tab/><text:tab/><text:span text:style-name="T22">read(registro, archivo)</text:span></text:p>
      <text:p text:style-name="P47"><text:tab/><text:tab/><text:span text:style-name="T17">si </text:span><text:span text:style-name="T33">reg_act.factura == </text:span><text:span text:style-name="T36">buscado.f</text:span><text:span text:style-name="T33">actura</text:span><text:span text:style-name="T17">:</text:span></text:p>
      <text:p text:style-name="P44"><text:tab/><text:tab/><text:tab/><text:span text:style-name="T22">pos = posicion del registro</text:span></text:p>
      <text:p text:style-name="P44"><text:tab/><text:tab/><text:tab/><text:span text:style-name="T22">encontrado = true</text:span></text:p>
      <text:p text:style-name="P44"><text:tab/><text:span text:style-name="T22">si encontrado:</text:span></text:p>
      <text:p text:style-name="P44"><text:tab/><text:tab/><text:span text:style-name="T22">seek(archivo, pos)</text:span></text:p>
      <text:p text:style-name="P44"><text:tab/><text:tab/><text:span text:style-name="T22">write(nuevoregistro, archivo)</text:span><text:tab/><text:tab/><text:tab/></text:p>
      <text:p text:style-name="P44"/>
      <text:p text:style-name="P52"/>
      <text:p text:style-name="P52">Promedio <text:span text:style-name="T37">ventas vendedor</text:span>:</text:p>
      <text:p text:style-name="P52"><text:tab/></text:p>
      <text:p text:style-name="P52"><text:tab/><text:span text:style-name="T27">ventas_vendedor</text:span><text:span text:style-name="T24"> = 0; </text:span><text:span text:style-name="T27">ventas_totales</text:span><text:span text:style-name="T24"> = 0</text:span></text:p>
      <text:p text:style-name="P52"><text:span text:style-name="T24"><text:tab/>seek(archivo, INICIO_ARCHIVO)</text:span></text:p>
      <text:p text:style-name="P52"><text:span text:style-name="T24"><text:tab/>mientras no fin de archivo:</text:span></text:p>
      <text:p text:style-name="P52"><text:span text:style-name="T24"><text:tab/><text:tab/>read(registro, archivo)</text:span></text:p>
      <text:p text:style-name="P52"><text:span text:style-name="T24"><text:tab/><text:tab/>si resistro.</text:span><text:span text:style-name="T26">leg_vend</text:span><text:span text:style-name="T24"> == legajo</text:span><text:span text:style-name="T26">Vendedor</text:span><text:span text:style-name="T24">:</text:span></text:p>
      <text:p text:style-name="P53"><text:span text:style-name="T24"><text:tab/><text:tab/><text:tab/></text:span><text:span text:style-name="T27">ventas_vendedor</text:span><text:span text:style-name="T24"> += </text:span><text:span text:style-name="T27">1</text:span></text:p>
      <text:p text:style-name="P53"><text:span text:style-name="T24"><text:tab/><text:tab/></text:span><text:span text:style-name="T27">ventas_totales</text:span><text:span text:style-name="T24"> += 1</text:span></text:p>
      <text:p text:style-name="P52"><text:span text:style-name="T24"><text:tab/></text:span></text:p>
      <text:p text:style-name="P44"><text:tab/> <text:span text:style-name="T23">return </text:span><text:span text:style-name="T39">ventas_total == 0 ? 0 : ventas_vendedor / ventas_totales</text:span></text:p>
      <text:p text:style-name="P10"/>
      <text:p text:style-name="P10"><text:soft-page-break/><text:span text:style-name="T12">Promedio </text:span><text:span text:style-name="T13">ventas fecha</text:span><text:span text:style-name="T12">:</text:span></text:p>
      <text:p text:style-name="P52"><text:tab/></text:p>
      <text:p text:style-name="P52"><text:tab/><text:span text:style-name="T28">ventas_fecha = 0; ventas_totales = 0</text:span></text:p>
      <text:p text:style-name="P52"><text:span text:style-name="T24"><text:tab/>seek(archivo, INICIO_ARCHIVO)</text:span></text:p>
      <text:p text:style-name="P52"><text:span text:style-name="T24"><text:tab/>mientras no fin de archivo:</text:span></text:p>
      <text:p text:style-name="P52"><text:span text:style-name="T24"><text:tab/><text:tab/>read(registro, archivo)</text:span></text:p>
      <text:p text:style-name="P52"><text:span text:style-name="T24"><text:tab/><text:tab/>si resistro.</text:span><text:span text:style-name="T26">fecha</text:span><text:span text:style-name="T24"> == </text:span><text:span text:style-name="T26">fecha</text:span><text:span text:style-name="T24">:</text:span></text:p>
      <text:p text:style-name="P52"><text:span text:style-name="T26"><text:tab/><text:tab/><text:tab/></text:span><text:span text:style-name="T28">ventas_fecha += 1</text:span></text:p>
      <text:p text:style-name="P52"><text:span text:style-name="T24"><text:tab/><text:tab/></text:span><text:span text:style-name="T28">ventas_totales += 1</text:span></text:p>
      <text:p text:style-name="P52"><text:span text:style-name="T24"><text:tab/></text:span></text:p>
      <text:p text:style-name="P48"><text:tab/> <text:span text:style-name="T23">return </text:span><text:span text:style-name="T28">ventas_totales</text:span><text:span text:style-name="T23"> == 0 ? 0 : </text:span><text:span text:style-name="T40">ventas_fecha</text:span><text:span text:style-name="T23"> / </text:span><text:span text:style-name="T28">ventas_totales </text:span></text:p>
      <text:p text:style-name="P44"/>
      <text:p text:style-name="P52"/>
      <text:p text:style-name="P56">Mayor venta de un local:</text:p>
      <text:p text:style-name="P52"><text:tab/></text:p>
      <text:p text:style-name="P60"><text:tab/><text:span text:style-name="T37">mayor_venta := registro</text:span></text:p>
      <text:p text:style-name="P64"><text:tab/><text:span text:style-name="T38">mayor_venta.total_rg = 0;</text:span></text:p>
      <text:p text:style-name="P64"><text:tab/>seek(archivo, INICIO_ARCHIVO)</text:p>
      <text:p text:style-name="P60"><text:tab/><text:span text:style-name="T30">mientras no fin de archivo:</text:span></text:p>
      <text:p text:style-name="P60"><text:tab/><text:tab/><text:span text:style-name="T30">read(registro, archivo)</text:span></text:p>
      <text:p text:style-name="P61"><text:tab/><text:tab/><text:span text:style-name="T38">si </text:span><text:span text:style-name="T37">registro.cod_local == cod_local &amp;&amp; </text:span><text:span text:style-name="T38">registro.total_rg &gt; mayor_venta.total_rg</text:span><text:span text:style-name="T37">:</text:span></text:p>
      <text:p text:style-name="P60"><text:tab/><text:tab/><text:tab/><text:span text:style-name="T38">mayor_venta = registro</text:span></text:p>
      <text:p text:style-name="P60"><text:tab/><text:span text:style-name="T31">return </text:span><text:span text:style-name="T38">mayor_venta</text:span></text:p>
      <text:p text:style-name="P60"/>
      <text:p text:style-name="P60"/>
      <text:p text:style-name="P57">Mayor venta de <text:span text:style-name="T38">una cadena:</text:span></text:p>
      <text:p text:style-name="P55"><text:tab/></text:p>
      <text:p text:style-name="P62"><text:tab/><text:span text:style-name="T37">mayor_venta := registro</text:span></text:p>
      <text:p text:style-name="P65"><text:span text:style-name="T25"><text:tab/></text:span><text:span text:style-name="T38">mayor_venta.total_rg = 0;</text:span></text:p>
      <text:p text:style-name="P55"><text:span text:style-name="T25"><text:tab/>seek(archivo, INICIO_ARCHIVO)</text:span></text:p>
      <text:p text:style-name="P55"><text:span text:style-name="T25"><text:tab/>mientras no fin de archivo:</text:span></text:p>
      <text:p text:style-name="P55"><text:span text:style-name="T25"><text:tab/><text:tab/>read(registro, archivo)</text:span></text:p>
      <text:p text:style-name="P55"><text:span text:style-name="T25"><text:tab/><text:tab/>si registro.</text:span><text:span text:style-name="T29">total_rg</text:span><text:span text:style-name="T25"> &gt; </text:span><text:span text:style-name="T29">mayor_venta.total_rg</text:span><text:span text:style-name="T25">:</text:span></text:p>
      <text:p text:style-name="P55"><text:span text:style-name="T25"><text:tab/><text:tab/><text:tab/></text:span><text:span text:style-name="T29">mayor_venta = registro</text:span></text:p>
      <text:p text:style-name="P55"><text:span text:style-name="T25"><text:tab/></text:span><text:span text:style-name="T29">return registro</text:span></text:p>
      <text:p text:style-name="P55"><text:span text:style-name="T29"/></text:p>
      <text:p text:style-name="P58">Promedio ventas de un producto dado:</text:p>
      <text:p text:style-name="P58"><text:tab/></text:p>
      <text:p text:style-name="P58"><text:span text:style-name="T24"><text:tab/>ventas_producto = 0; ventas_totales = 0</text:span></text:p>
      <text:p text:style-name="P58"><text:span text:style-name="T24"><text:tab/>seek(archivo, INICIO_ARCHIVO)</text:span></text:p>
      <text:p text:style-name="P58"><text:span text:style-name="T24"><text:tab/>mientras no fin de archivo:</text:span></text:p>
      <text:p text:style-name="P58"><text:span text:style-name="T24"><text:tab/><text:tab/>read(archivo, registro)</text:span></text:p>
      <text:p text:style-name="P58"><text:span text:style-name="T24"><text:tab/><text:tab/>si registro.cod_prod == codigoProducto:</text:span></text:p>
      <text:p text:style-name="P58"><text:span text:style-name="T24"><text:tab/><text:tab/><text:tab/>ventas_producto += 1</text:span></text:p>
      <text:p text:style-name="P58"><text:span text:style-name="T24"><text:tab/><text:tab/>ventas_totales +=1</text:span></text:p>
      <text:p text:style-name="P58"><text:span text:style-name="T24"><text:tab/>return ventas_totales == 0 ? 0 : ventas_producto / ventas_totales</text:span></text:p>
      <text:p text:style-name="P58"><text:span text:style-name="T24"><text:tab/></text:span></text:p>
      <text:p text:style-name="P58"><text:span text:style-name="T24"/></text:p>
      <text:p text:style-name="P58"><text:span text:style-name="T24"/></text:p>
      <text:p text:style-name="P58"><text:span text:style-name="T24"/></text:p>
      <text:p text:style-name="P58"><text:span text:style-name="T24"><text:tab/><text:tab/></text:span></text:p>
      <text:p text:style-name="P1"/>
      <text:p text:style-name="P1"><text:soft-page-break/>3bis) Ordenar el archivo por algún método, cuáles son las ventajas del método elegido.</text:p>
      <text:p text:style-name="P11"/>
      <text:p text:style-name="P11"><text:span text:style-name="T41">Método :: </text:span><text:span text:style-name="T14">Natural Merge Sort</text:span></text:p>
      <text:p text:style-name="P12"><text:span text:style-name="T6">Caracteristicas ::</text:span></text:p>
      <text:p text:style-name="P12"><text:span text:style-name="T6"><text:tab/></text:span><text:span text:style-name="T7">-</text:span><text:span text:style-name="T6"> </text:span><text:span text:style-name="T8">M</text:span><text:span text:style-name="T7">étodo de ordenamiento externo util para trabajar con grandes cantidades de informacion (la memoria principal no es suficiente)</text:span></text:p>
      <text:p text:style-name="P13"><text:span text:style-name="T7"><text:tab/>- </text:span><text:span text:style-name="T8">S</text:span><text:span text:style-name="T7">e trabaja directamente sobre archivos (diferente de </text:span><text:span text:style-name="T10">Merge Sort, donde s</text:span><text:span text:style-name="T7">e lee parte de la infromacion, </text:span><text:span text:style-name="T10">se la </text:span><text:span text:style-name="T7">ordena por algun metodo en memoria princiapl, </text:span><text:span text:style-name="T10">se la </text:span><text:span text:style-name="T7">baja a disco, </text:span><text:span text:style-name="T10">se repite el proceso con todas las porciones de memoria</text:span><text:span text:style-name="T7"> y luego </text:span><text:span text:style-name="T10">se </text:span><text:span text:style-name="T7">mezcla</text:span><text:span text:style-name="T10">n</text:span><text:span text:style-name="T7"> los pedazos ordenados).</text:span></text:p>
      <text:p text:style-name="P14"><text:span text:style-name="T7"><text:tab/>- </text:span><text:span text:style-name="T9">Se utilizan tres archivos: aux1, aux2 y temp.</text:span></text:p>
      <text:p text:style-name="P14"><text:span text:style-name="T7"><text:tab/>- </text:span><text:span text:style-name="T11">El metodo aprovecha la existencia de secuencias ya ordenadas dentro de los datos de los archivos. Si no hay ordenamiento parcial previo el metodo es igualemte efectivo, solo que mas costoso.</text:span></text:p>
      <text:p text:style-name="P11"><text:span text:style-name="T7"/></text:p>
      <text:p text:style-name="P11"><draw:frame text:anchor-type="paragraph" draw:z-index="4" draw:name="Shape2_1" draw:style-name="gr2" draw:text-style-name="P87" svg:width="4.776cm" svg:height="3.373cm" svg:x="11.384cm" svg:y="0.004cm"><draw:text-box><text:p text:style-name="P86"><text:span text:style-name="T89">Enunciado 3</text:span></text:p><text:p text:style-name="P86"><text:span text:style-name="T90"/></text:p><text:p text:style-name="P86"><text:span text:style-name="T90">Item (</text:span></text:p><text:p text:style-name="P86"><text:span text:style-name="T90"><text:tab/></text:span><text:span text:style-name="T90"><text:tab/></text:span><text:span text:style-name="T90"> <text:s/></text:span><text:span text:style-name="T90">id: E4,</text:span></text:p><text:p text:style-name="P86"><text:span text:style-name="T90"><text:tab/></text:span><text:span text:style-name="T90"> <text:s/></text:span><text:span text:style-name="T90">desc: C100,</text:span></text:p><text:p text:style-name="P86"><text:span text:style-name="T90"><text:tab/></text:span><text:span text:style-name="T90"> <text:s/></text:span><text:span text:style-name="T90">valor: F8</text:span></text:p><text:p text:style-name="P86"><text:span text:style-name="T90"><text:tab/></text:span><text:span text:style-name="T90">)</text:span></text:p></draw:text-box></draw:frame>4) Apareo: Del enunciado 3 realizar la <text:span text:style-name="T2">intersección</text:span>.</text:p>
      <text:p text:style-name="P1"><text:tab/>// <text:span text:style-name="T48">buscar registros comunes</text:span></text:p>
      <text:p text:style-name="P1"/>
      <text:p text:style-name="P1"><text:tab/><text:span text:style-name="T42">open archivo maestro</text:span><text:tab/><text:span text:style-name="T42">open archivo novedades</text:span></text:p>
      <text:p text:style-name="P1"><text:tab/><text:span text:style-name="T42">open archivo interseccion</text:span></text:p>
      <text:p text:style-name="P1"><text:tab/></text:p>
      <text:p text:style-name="P1"><text:tab/><text:span text:style-name="T42">read(reg_m, maestro)</text:span></text:p>
      <text:p text:style-name="P1"><text:tab/><text:span text:style-name="T42">read(reg_n, novedades)</text:span></text:p>
      <text:p text:style-name="P15"><text:tab/><text:span text:style-name="T43">mientras no fin de maestro </text:span><text:span text:style-name="T46">&amp;&amp;</text:span><text:span text:style-name="T43"> no fin novedades:</text:span></text:p>
      <text:p text:style-name="P16"><text:span text:style-name="T42"><text:tab/><text:tab/>si reg_m.id == reg_n.id:</text:span></text:p>
      <text:p text:style-name="P15"><text:tab/><text:tab/><text:tab/><text:span text:style-name="T43">si (</text:span><text:span text:style-name="T42">reg_m.</text:span><text:span text:style-name="T43">desc</text:span><text:span text:style-name="T42"> == reg_n.</text:span><text:span text:style-name="T43">desc &amp;&amp; </text:span><text:span text:style-name="T42">reg_m.</text:span><text:span text:style-name="T43">valor</text:span><text:span text:style-name="T42"> == reg_n.</text:span><text:span text:style-name="T43">valor)</text:span><text:span text:style-name="T42">:</text:span></text:p>
      <text:p text:style-name="P15"><text:tab/><text:tab/><text:tab/><text:tab/><text:span text:style-name="T43">write(reg_m, novedades)</text:span></text:p>
      <text:p text:style-name="P15"><text:tab/><text:tab/><text:tab/><text:span text:style-name="T42">read(reg_m, maestro)</text:span></text:p>
      <text:p text:style-name="P15"><text:tab/><text:tab/><text:tab/><text:span text:style-name="T42">read(reg_n, novedades)</text:span></text:p>
      <text:p text:style-name="P15"><text:tab/><text:tab/><text:span text:style-name="T44">else si reg_m.id &lt; reg_n.id:</text:span></text:p>
      <text:p text:style-name="P15"><text:tab/><text:tab/><text:tab/><text:span text:style-name="T45">read(reg_m, maestro)</text:span></text:p>
      <text:p text:style-name="P15"><text:tab/><text:tab/><text:span text:style-name="T45">si no:</text:span></text:p>
      <text:p text:style-name="P15"><text:tab/><text:tab/><text:tab/><text:span text:style-name="T45">read(reg_n, novedades)</text:span></text:p>
      <text:p text:style-name="P15"/>
      <text:p text:style-name="P1"><text:tab/><text:span text:style-name="T42">close maestro</text:span></text:p>
      <text:p text:style-name="P1"><text:tab/><text:span text:style-name="T42">close novedades</text:span></text:p>
      <text:p text:style-name="P1"><text:tab/><text:span text:style-name="T42">close interseccion</text:span></text:p>
      <text:p text:style-name="P1"><text:tab/></text:p>
      <text:p text:style-name="P1">5) Apareo: Del enunciado 3 realizar la <text:span text:style-name="T2">diferencia</text:span>.</text:p>
      <text:p text:style-name="P1"/>
      <text:p text:style-name="P18"><text:tab/>// <text:span text:style-name="T49">registros solo presentes en maestro </text:span><text:span text:style-name="T50">(bajas)</text:span></text:p>
      <text:p text:style-name="P18"><text:tab/></text:p>
      <text:p text:style-name="P17"><text:span text:style-name="T42"><text:tab/>open archivo maestro</text:span></text:p>
      <text:p text:style-name="P17"><text:tab/><text:span text:style-name="T42">open archivo novedades</text:span></text:p>
      <text:p text:style-name="P17"><text:tab/><text:span text:style-name="T42">open archivo </text:span><text:span text:style-name="T47">diferecia</text:span></text:p>
      <text:p text:style-name="P17"><text:tab/></text:p>
      <text:p text:style-name="P17"><text:tab/><text:span text:style-name="T42">read(reg_m, maestro)</text:span></text:p>
      <text:p text:style-name="P17"><text:tab/><text:span text:style-name="T42">read(reg_n, novedades)</text:span></text:p>
      <text:p text:style-name="P17"><text:tab/><text:span text:style-name="T43">mientras no fin de maestro </text:span><text:span text:style-name="T46">&amp;&amp;</text:span><text:span text:style-name="T43"> no fin novedades:</text:span></text:p>
      <text:p text:style-name="P17"><text:span text:style-name="T42"><text:tab/><text:tab/>si reg_m.id == reg_n.id:</text:span></text:p>
      <text:p text:style-name="P17"><text:tab/><text:tab/><text:tab/><text:span text:style-name="T42">read(reg_m, maestro)</text:span></text:p>
      <text:p text:style-name="P17"><text:tab/><text:tab/><text:tab/><text:span text:style-name="T42">read(reg_n, novedades)</text:span></text:p>
      <text:p text:style-name="P17"><text:tab/><text:tab/><text:span text:style-name="T44">else si reg_m.id &lt; reg_n.id:</text:span></text:p>
      <text:p text:style-name="P21"><text:soft-page-break/><text:tab/><text:tab/><text:tab/><text:span text:style-name="T51">write(reg_</text:span><text:span text:style-name="T53">m,</text:span><text:span text:style-name="T51"> </text:span><text:span text:style-name="T47">diferecia</text:span><text:span text:style-name="T51">)</text:span></text:p>
      <text:p text:style-name="P19"><text:span text:style-name="T45"><text:tab/><text:tab/><text:tab/>read(reg_m, maestro)</text:span></text:p>
      <text:p text:style-name="P17"><text:tab/><text:tab/><text:span text:style-name="T45">si no:</text:span></text:p>
      <text:p text:style-name="P17"><text:tab/><text:tab/><text:tab/><text:span text:style-name="T45">read(reg_n, novedades)</text:span></text:p>
      <text:p text:style-name="P17"/>
      <text:p text:style-name="P17"><text:tab/><text:span text:style-name="T51">mientras que no fin de maestro:</text:span></text:p>
      <text:p text:style-name="P17"><text:tab/><text:tab/><text:span text:style-name="T51">read(reg_m, maesrtro)</text:span></text:p>
      <text:p text:style-name="P21"><text:tab/><text:tab/><text:span text:style-name="T51">write(reg_m, </text:span><text:span text:style-name="T47">diferecia</text:span><text:span text:style-name="T51">)</text:span></text:p>
      <text:p text:style-name="P17"/>
      <text:p text:style-name="P17"><text:tab/><text:span text:style-name="T42">close maestro</text:span></text:p>
      <text:p text:style-name="P17"><text:tab/><text:span text:style-name="T42">close novedades</text:span></text:p>
      <text:p text:style-name="P22"><text:tab/><text:span text:style-name="T42">close </text:span><text:span text:style-name="T47">diferecia</text:span></text:p>
      <text:p text:style-name="P1"/>
      <text:p text:style-name="P1">6) Apareo: Del enunciado 3 realizar la <text:span text:style-name="T2">unión</text:span>.</text:p>
      <text:p text:style-name="P20"/>
      <text:p text:style-name="P21"><text:tab/><text:span text:style-name="T42">open archivo maestro</text:span><text:tab/></text:p>
      <text:p text:style-name="P21"><text:span text:style-name="T42"><text:s text:c="2"/><text:tab/>open archivo novedades</text:span></text:p>
      <text:p text:style-name="P20"><text:tab/><text:span text:style-name="T42">open archivo </text:span><text:span text:style-name="T54">union</text:span></text:p>
      <text:p text:style-name="P20"><text:tab/></text:p>
      <text:p text:style-name="P20"><text:tab/><text:span text:style-name="T42">read(reg_m, maestro)</text:span></text:p>
      <text:p text:style-name="P20"><text:tab/><text:span text:style-name="T42">read(reg_n, novedades)</text:span></text:p>
      <text:p text:style-name="P20"><text:tab/><text:span text:style-name="T43">mientras no fin de maestro </text:span><text:span text:style-name="T46">&amp;&amp;</text:span><text:span text:style-name="T43"> no fin novedades:</text:span></text:p>
      <text:p text:style-name="P20"><text:span text:style-name="T42"><text:tab/><text:tab/>si reg_m.id == reg_n.id:</text:span></text:p>
      <text:p text:style-name="P20"><text:tab/><text:tab/><text:tab/><text:span text:style-name="T56">write(reg_m, union)</text:span></text:p>
      <text:p text:style-name="P20"><text:tab/><text:tab/><text:tab/><text:span text:style-name="T42">read(reg_m, maestro)</text:span></text:p>
      <text:p text:style-name="P20"><text:tab/><text:tab/><text:tab/><text:span text:style-name="T42">read(reg_n, novedades)</text:span></text:p>
      <text:p text:style-name="P20"><text:tab/><text:tab/><text:span text:style-name="T44">else si reg_m.id &lt; reg_n.id:</text:span></text:p>
      <text:p text:style-name="P25"><text:span text:style-name="T56"><text:tab/><text:tab/><text:tab/>write(reg_m, union)</text:span></text:p>
      <text:p text:style-name="P20"><text:tab/><text:tab/><text:tab/><text:span text:style-name="T45">read(reg_m, maestro)</text:span></text:p>
      <text:p text:style-name="P20"><text:tab/><text:tab/><text:span text:style-name="T45">si no:</text:span></text:p>
      <text:p text:style-name="P26"><text:tab/><text:tab/><text:tab/><text:span text:style-name="T56">write(reg_</text:span><text:span text:style-name="T57">n,</text:span><text:span text:style-name="T56"> union)</text:span></text:p>
      <text:p text:style-name="P20"><text:tab/><text:tab/><text:tab/><text:span text:style-name="T45">read(reg_n, novedades)</text:span></text:p>
      <text:p text:style-name="P20"><text:tab/></text:p>
      <text:p text:style-name="P21"><text:tab/><text:span text:style-name="T51">mientras que no fin de maestro:</text:span></text:p>
      <text:p text:style-name="P21"><text:tab/><text:tab/><text:span text:style-name="T51">read(reg_m, maesrtro)</text:span></text:p>
      <text:p text:style-name="P24"><text:tab/><text:tab/><text:span text:style-name="T51">write(reg_m, </text:span><text:span text:style-name="T54">union</text:span><text:span text:style-name="T51">)</text:span></text:p>
      <text:p text:style-name="P21"><text:tab/></text:p>
      <text:p text:style-name="P21"><text:tab/><text:span text:style-name="T51">mientras que no fin de </text:span><text:span text:style-name="T52">novedades</text:span><text:span text:style-name="T51">:</text:span></text:p>
      <text:p text:style-name="P21"><text:tab/><text:tab/><text:span text:style-name="T51">read(reg_</text:span><text:span text:style-name="T52">n</text:span><text:span text:style-name="T51">, </text:span><text:span text:style-name="T52">novedades</text:span><text:span text:style-name="T51">)</text:span></text:p>
      <text:p text:style-name="P24"><text:tab/><text:tab/><text:span text:style-name="T51">write(reg_</text:span><text:span text:style-name="T55">n</text:span><text:span text:style-name="T51">, </text:span><text:span text:style-name="T54">union</text:span><text:span text:style-name="T51">)</text:span></text:p>
      <text:p text:style-name="P21"/>
      <text:p text:style-name="P20"><text:tab/><text:span text:style-name="T42">close maestro</text:span></text:p>
      <text:p text:style-name="P20"><text:tab/><text:span text:style-name="T42">close novedades</text:span></text:p>
      <text:p text:style-name="P23"><text:tab/><text:span text:style-name="T42">close </text:span><text:span text:style-name="T54">union</text:span></text:p>
      <text:p text:style-name="P1"/>
      <text:p text:style-name="P1"><draw:frame text:anchor-type="paragraph" draw:z-index="5" draw:name="Shape2_2" draw:style-name="gr1" draw:text-style-name="P85" svg:width="4.59cm" svg:height="2.627cm" svg:x="11.437cm" svg:y="0.878cm"><draw:text-box><text:p text:style-name="P84"><text:span text:style-name="T88">Item_Novedades (</text:span></text:p><text:p text:style-name="P84"><text:span text:style-name="T88"><text:tab/></text:span><text:span text:style-name="T88"><text:tab/></text:span><text:span text:style-name="T88"> <text:s/></text:span><text:span text:style-name="T88">id: E4,</text:span></text:p><text:p text:style-name="P84"><text:span text:style-name="T88"><text:tab/></text:span><text:span text:style-name="T88"> <text:s/></text:span><text:span text:style-name="T88">desc: C100,</text:span></text:p><text:p text:style-name="P84"><text:span text:style-name="T88"><text:tab/></text:span><text:span text:style-name="T88"> <text:s/></text:span><text:span text:style-name="T88">valor: F8,</text:span></text:p><text:p text:style-name="P84"><text:span text:style-name="T88"><text:tab/></text:span><text:span text:style-name="T88"><text:tab/></text:span><text:span text:style-name="T88"> <text:s/></text:span><text:span text:style-name="T88">cod: C1</text:span></text:p><text:p text:style-name="P84"><text:span text:style-name="T88"><text:tab/></text:span><text:span text:style-name="T88">)</text:span></text:p></draw:text-box></draw:frame>7) Del enunciado 3, realice los cambios necesarios en la estructura del archivo Novedades para que acepte Altas, Bajas y Actualizaciones.</text:p>
      <text:p text:style-name="P1"><text:tab/></text:p>
      <text:p text:style-name="P36"><text:tab/><text:span text:style-name="T58">Incorporar un campo co</text:span><text:span text:style-name="T59">d</text:span><text:span text:style-name="T58">i</text:span><text:span text:style-name="T59">g</text:span><text:span text:style-name="T58">o que tome </text:span></text:p>
      <text:p text:style-name="P36"><text:span text:style-name="T58"><text:s text:c="12"/>los valores ‘A’, ‘B’, ‘M’ según corresponda </text:span></text:p>
      <text:p text:style-name="P36"><text:span text:style-name="T58"><text:s text:c="12"/>un alta, baja o modificacion, respectivamente.</text:span></text:p>
      <text:p text:style-name="P1"/>
      <text:p text:style-name="P1"><text:soft-page-break/>8) Realizar las funciones necesarias para realizar las Altas, Bajas y Actualizaciones del ejercicio 7.</text:p>
      <text:p text:style-name="P1"/>
      <text:p text:style-name="P1"><text:tab/><text:span text:style-name="T60">open archivo maestro</text:span></text:p>
      <text:p text:style-name="P1"><text:tab/><text:span text:style-name="T60">open archivo novedades</text:span></text:p>
      <text:p text:style-name="P1"><text:tab/><text:span text:style-name="T60">open archivo maestro_act</text:span></text:p>
      <text:p text:style-name="P1"><text:tab/><text:span text:style-name="T61">open archivo errores</text:span></text:p>
      <text:p text:style-name="P1"><text:tab/><text:tab/></text:p>
      <text:p text:style-name="P27"><text:tab/><text:span text:style-name="T62">read(rm, maestro)</text:span></text:p>
      <text:p text:style-name="P27"><text:span text:style-name="T62"><text:tab/>read(rn, novedades)</text:span></text:p>
      <text:p text:style-name="P27"><text:span text:style-name="T62"><text:tab/></text:span></text:p>
      <text:p text:style-name="P27"><text:span text:style-name="T62"><text:tab/>mientras no fin maestro &amp;&amp; no fin novedades:</text:span></text:p>
      <text:p text:style-name="P28"><text:span text:style-name="T62"><text:tab/><text:tab/></text:span><text:span text:style-name="T63">si rm.id == rn.id:</text:span></text:p>
      <text:p text:style-name="P28"><text:tab/><text:tab/><text:tab/><text:span text:style-name="T65">si</text:span><text:span text:style-name="T63"> </text:span><text:span text:style-name="T64">r</text:span><text:span text:style-name="T63">n.code == ‘A’:</text:span></text:p>
      <text:p text:style-name="P28"><text:tab/><text:tab/><text:tab/><text:tab/><text:span text:style-name="T64">write(rn, error)</text:span></text:p>
      <text:p text:style-name="P28"><text:tab/><text:tab/><text:tab/><text:tab/><text:span text:style-name="T64">write(rm, maestro_act)</text:span></text:p>
      <text:p text:style-name="P28"><text:tab/><text:tab/><text:tab/><text:span text:style-name="T65">else si rn.code == ‘M’:</text:span></text:p>
      <text:p text:style-name="P28"><text:tab/><text:tab/><text:tab/><text:tab/><text:span text:style-name="T65">rm.desc = rn.desc</text:span></text:p>
      <text:p text:style-name="P28"><text:tab/><text:tab/><text:tab/><text:tab/><text:span text:style-name="T65">rm.valor = rn.valor</text:span></text:p>
      <text:p text:style-name="P28"><text:tab/><text:tab/><text:tab/><text:tab/><text:span text:style-name="T65">write(rm, maestro_act)</text:span></text:p>
      <text:p text:style-name="P28"><text:tab/><text:tab/><text:tab/><text:span text:style-name="T65">read(rm, maestro)</text:span></text:p>
      <text:p text:style-name="P28"><text:tab/><text:tab/><text:tab/><text:span text:style-name="T65">read(rn, novedades)</text:span></text:p>
      <text:p text:style-name="P28"><text:tab/><text:tab/><text:span text:style-name="T65">else si rm.id &gt; rn.id:</text:span></text:p>
      <text:p text:style-name="P28"><text:tab/><text:tab/><text:tab/><text:span text:style-name="T67">si rn.code == ‘A’:</text:span></text:p>
      <text:p text:style-name="P28"><text:tab/><text:tab/><text:tab/><text:tab/><text:span text:style-name="T67">write(rn, maestro_act)</text:span></text:p>
      <text:p text:style-name="P28"><text:tab/><text:tab/><text:tab/><text:span text:style-name="T67">si no:</text:span></text:p>
      <text:p text:style-name="P28"><text:tab/><text:tab/><text:tab/><text:tab/><text:span text:style-name="T67">write(rn, errores)</text:span></text:p>
      <text:p text:style-name="P28"><text:tab/><text:tab/><text:tab/><text:span text:style-name="T67">read(rn, novedades)</text:span></text:p>
      <text:p text:style-name="P28"><text:tab/><text:tab/><text:span text:style-name="T66">else:</text:span></text:p>
      <text:p text:style-name="P28"><text:tab/><text:tab/><text:tab/><text:span text:style-name="T66">write(rm, maestro_act)</text:span></text:p>
      <text:p text:style-name="P28"><text:tab/><text:tab/><text:tab/><text:span text:style-name="T66">read(rm, maestro)</text:span></text:p>
      <text:p text:style-name="P28"><text:tab/></text:p>
      <text:p text:style-name="P29"><text:tab/><text:span text:style-name="T51">mientras que no fin de maestro:</text:span></text:p>
      <text:p text:style-name="P29"><text:tab/><text:tab/><text:span text:style-name="T51">read(rm, maesrtro)</text:span></text:p>
      <text:p text:style-name="P29"><text:tab/><text:tab/><text:span text:style-name="T51">write(rm, </text:span><text:span text:style-name="T67">maestro_act)</text:span></text:p>
      <text:p text:style-name="P29"><text:tab/></text:p>
      <text:p text:style-name="P29"><text:tab/><text:span text:style-name="T51">mientras que no fin de </text:span><text:span text:style-name="T52">novedades</text:span><text:span text:style-name="T51">:</text:span></text:p>
      <text:p text:style-name="P29"><text:tab/><text:tab/><text:span text:style-name="T51">read(r</text:span><text:span text:style-name="T52">n</text:span><text:span text:style-name="T51">, </text:span><text:span text:style-name="T52">novedades</text:span><text:span text:style-name="T51">)</text:span></text:p>
      <text:p text:style-name="P29"><text:tab/><text:tab/><text:span text:style-name="T68">rm.id = rn.id</text:span></text:p>
      <text:p text:style-name="P29"><text:tab/><text:tab/><text:span text:style-name="T68">rm.desc = rn.desc</text:span></text:p>
      <text:p text:style-name="P29"><text:tab/><text:tab/><text:span text:style-name="T68">rm.valor = rn.valor</text:span></text:p>
      <text:p text:style-name="P29"><text:tab/><text:tab/><text:span text:style-name="T51">write(r</text:span><text:span text:style-name="T68">m, maestro_act</text:span><text:span text:style-name="T51">)</text:span></text:p>
      <text:p text:style-name="P28"/>
      <text:p text:style-name="P1"><text:tab/><text:span text:style-name="T60">close maestro</text:span></text:p>
      <text:p text:style-name="P1"><text:tab/><text:span text:style-name="T60">close novedades</text:span></text:p>
      <text:p text:style-name="P1"><text:tab/><text:span text:style-name="T60">close maestro_act</text:span></text:p>
      <text:p text:style-name="P1"><text:tab/><text:span text:style-name="T61">close errores</text:span></text:p>
      <text:p text:style-name="P1"><text:tab/></text:p>
      <text:p text:style-name="P1"><text:tab/><text:span text:style-name="T60">remove maestro</text:span></text:p>
      <text:p text:style-name="P1"><text:tab/><text:span text:style-name="T60">rename (maestro_act, maestro)</text:span></text:p>
      <text:p text:style-name="P1"/>
      <text:p text:style-name="P1"/>
      <text:p text:style-name="P1"/>
      <text:p text:style-name="P1"><text:soft-page-break/>9) Corte de Control: Del enunciado 2 realizar el informe de ventas por local agrupados por provincia y por ciudad.</text:p>
      <text:p text:style-name="P1"/>
      <text:p text:style-name="P1"><text:span text:style-name="T69">open archivo ventas</text:span></text:p>
      <text:p text:style-name="P1"><text:span text:style-name="T69">read(reg, ventas)</text:span></text:p>
      <text:p text:style-name="P1"><text:span text:style-name="T69">mientras no fin ventas:</text:span></text:p>
      <text:p text:style-name="P1"><text:tab/><text:span text:style-name="T70">provincia = reg.cod_prob</text:span></text:p>
      <text:p text:style-name="P31"><text:span text:style-name="T72"><text:tab/>print (“provincia ”, provincia) </text:span></text:p>
      <text:p text:style-name="P1"><text:tab/><text:span text:style-name="T70">mientras no fin ventas &amp;&amp; provincia == reg.cod_prob:</text:span></text:p>
      <text:p text:style-name="P1"><text:tab/> <text:s text:c="4"/><text:tab/><text:span text:style-name="T70">ciudad = reg.cod_ciu</text:span></text:p>
      <text:p text:style-name="P31"><text:span text:style-name="T72"><text:tab/><text:tab/>print (“ciudad”, ciudad)</text:span></text:p>
      <text:p text:style-name="P30"><text:tab/><text:tab/><text:span text:style-name="T71">mientras no fin ventas </text:span><text:span text:style-name="T70">&amp;&amp; provincia == reg.cod_prob </text:span><text:span text:style-name="T71">&amp;&amp; ciudad == reg.cod_ciu</text:span><text:span text:style-name="T70">:</text:span></text:p>
      <text:p text:style-name="P30"><text:tab/><text:tab/><text:tab/><text:span text:style-name="T72">local = rec.cod_loc</text:span></text:p>
      <text:p text:style-name="P30"><text:tab/><text:tab/><text:tab/><text:span text:style-name="T72">ventas_loc = 0</text:span></text:p>
      <text:p text:style-name="P31"><text:tab/><text:tab/><text:tab/><text:span text:style-name="T71">mientras no fin ventas </text:span><text:span text:style-name="T70">&amp;&amp; provincia == reg.cod_prob </text:span><text:span text:style-name="T71">&amp;&amp; ciudad == reg.cod_ciu </text:span><text:span text:style-name="T72">&amp;&amp; local == reg.cod_loc</text:span><text:span text:style-name="T70">:</text:span></text:p>
      <text:p text:style-name="P31"><text:tab/><text:tab/><text:tab/><text:tab/><text:span text:style-name="T73">ventas_loc += reg.total_rg</text:span></text:p>
      <text:p text:style-name="P31"><text:tab/><text:tab/><text:tab/><text:tab/><text:span text:style-name="T73">read(reg, ventas)</text:span></text:p>
      <text:p text:style-name="P32"><text:tab/><text:tab/><text:tab/><text:span text:style-name="T73">print(“local:”, local, “total:”, ventas_loc)</text:span><text:tab/><text:tab/></text:p>
      <text:p text:style-name="P1"><text:span text:style-name="T69">close ventas</text:span></text:p>
      <text:p text:style-name="P1"/>
      <text:p text:style-name="P1">10) Corte de Control: Del enunciado 1 realizar el informe de promedio de notas, agrupado por alumnos y facultad.</text:p>
      <text:p text:style-name="P1"/>
      <text:p text:style-name="P71"><text:span text:style-name="T77">o</text:span>pen archivo notas</text:p>
      <text:p text:style-name="P71">read(reg, notas)</text:p>
      <text:p text:style-name="P71">mientras no fin notas:</text:p>
      <text:p text:style-name="P71"><text:tab/><text:span text:style-name="T79">suma_facu = 0</text:span></text:p>
      <text:p text:style-name="P71"><text:tab/>cant_facu = 0</text:p>
      <text:p text:style-name="P71"><text:tab/>facultad = reg.cod_fac</text:p>
      <text:p text:style-name="P71"><text:tab/><text:span text:style-name="T74">print(“facultad”, faculta</text:span><text:span text:style-name="T75">d</text:span><text:span text:style-name="T74">)</text:span></text:p>
      <text:p text:style-name="P71"><text:tab/><text:span text:style-name="T74">mientras </text:span><text:span text:style-name="T76">no fin notas &amp;&amp; facultad == reg.cod_fac:</text:span></text:p>
      <text:p text:style-name="P71"><text:tab/><text:tab/><text:span text:style-name="T76">suma_alu </text:span><text:span text:style-name="T79">= 0</text:span></text:p>
      <text:p text:style-name="P71"><text:tab/><text:tab/><text:span text:style-name="T76">cant_alu = </text:span><text:span text:style-name="T79">0</text:span></text:p>
      <text:p text:style-name="P71"><text:tab/><text:tab/><text:span text:style-name="T76">alumno = reg.legajo</text:span></text:p>
      <text:p text:style-name="P72"><text:tab/><text:tab/><text:span text:style-name="T74">mientras </text:span><text:span text:style-name="T76">no fin notas &amp;&amp; facultad == reg.cod_fac &amp;&amp; alumno == reg.legajo:</text:span></text:p>
      <text:p text:style-name="P73"><text:tab/><text:tab/><text:tab/><text:span text:style-name="T78">suma_</text:span><text:span text:style-name="T79">alu</text:span><text:span text:style-name="T78"> += reg.nota</text:span></text:p>
      <text:p text:style-name="P73"><text:tab/><text:tab/><text:tab/><text:span text:style-name="T78">cant_</text:span><text:span text:style-name="T79">alu</text:span><text:span text:style-name="T78"> += 1</text:span></text:p>
      <text:p text:style-name="P73"><text:tab/><text:tab/><text:tab/><text:span text:style-name="T78">read(reg, notas)</text:span></text:p>
      <text:p text:style-name="P74"><text:tab/><text:tab/><text:span text:style-name="T78">print(“Alumno: “, alumno, “promedio: “, suma_</text:span><text:span text:style-name="T79">alu</text:span><text:span text:style-name="T78"> / cant_</text:span><text:span text:style-name="T79">alu</text:span><text:span text:style-name="T78">)</text:span><text:tab/> </text:p>
      <text:p text:style-name="P73"><text:tab/><text:tab/><text:span text:style-name="T80">suma_fac += suma_alu</text:span></text:p>
      <text:p text:style-name="P73"><text:tab/><text:tab/><text:span text:style-name="T80">cant_facu += cant_alu</text:span></text:p>
      <text:p text:style-name="P73"><text:tab/><text:span text:style-name="T80">print(“facultad”, facultad, “promedio:”, suma_facu / cant_facu)</text:span></text:p>
      <text:p text:style-name="P75">close notas</text:p>
      <text:p text:style-name="P75"/>
      <text:p text:style-name="P1">11) Genere un archivo con más de 100.000 registros con la siguiente estructura: ID_Producto, Producto y Descripción. Ordenarlo con MergeSort. Entregar una breve descripción de cómo se generó el archivo, cuánto tardó el ordenamiento y si se presentaron dificultades. Utilizar distintas cantidades de memoria RAM y comparar los resultados.</text:p>
      <text:p text:style-name="P1"/>
      <text:p text:style-name="P1"/>
      <text:p text:style-name="P1"><text:soft-page-break/>12) Busque al menos otros tres métodos de ordenamientos para archivos. Descríbalos y arme el pseudocódigo de los mismos.</text:p>
      <text:p text:style-name="P1"/>
      <text:p text:style-name="P78">Algoritmo: Selection Sort</text:p>
      <text:p text:style-name="P78">Metodo: Seleccion</text:p>
      <text:p text:style-name="P78">Complejidad: O(n²)</text:p>
      <text:p text:style-name="P82">Implementacion: C</text:p>
      <text:p text:style-name="P78"/>
      <text:p text:style-name="P4">void seleccion(int vec[], int n) {</text:p>
      <text:p text:style-name="P4"><text:s text:c="4"/>int min, i, k, aux;</text:p>
      <text:p text:style-name="JetBR"/>
      <text:p text:style-name="P4"><text:s text:c="4"/>for (k = 0; k &lt; n - 1; k++) {</text:p>
      <text:p text:style-name="P4"><text:s text:c="8"/>min = k;</text:p>
      <text:p text:style-name="P4"><text:s text:c="8"/>for (i = k + 1; i &lt; n; i++)</text:p>
      <text:p text:style-name="P4"><text:s text:c="12"/>if (vec[i] &lt; vec[min])</text:p>
      <text:p text:style-name="P4"><text:s text:c="16"/>min = i;</text:p>
      <text:p text:style-name="P4"><text:s text:c="8"/>if (min != k) {</text:p>
      <text:p text:style-name="P4"><text:s text:c="12"/>aux = vec[k];</text:p>
      <text:p text:style-name="P4"><text:s text:c="12"/>vec[k] = vec[min];</text:p>
      <text:p text:style-name="P4"><text:s text:c="12"/>vec[min] = aux;</text:p>
      <text:p text:style-name="P4"><text:s text:c="8"/>}</text:p>
      <text:p text:style-name="P4"><text:s text:c="4"/>}</text:p>
      <text:p text:style-name="P5">}</text:p>
      <text:p text:style-name="P1"/>
      <text:p text:style-name="P79">Algoritmo: <text:span text:style-name="T82">Bubble Sort</text:span></text:p>
      <text:p text:style-name="P79">Metodo: <text:span text:style-name="T82">Intercambio</text:span></text:p>
      <text:p text:style-name="P79">Complejidad: O(n²)</text:p>
      <text:p text:style-name="P82">Implementacion: C</text:p>
      <text:p text:style-name="P82"/>
      <text:p text:style-name="P76">void burbujeo(int vec[], int n) {</text:p>
      <text:p text:style-name="P76"><text:s text:c="4"/>int i, k, tope, aux;</text:p>
      <text:p text:style-name="P76"/>
      <text:p text:style-name="P76"><text:s text:c="4"/>tope = n - 1;</text:p>
      <text:p text:style-name="P76"><text:s text:c="4"/>do {</text:p>
      <text:p text:style-name="P76"><text:s text:c="8"/>k = 0;</text:p>
      <text:p text:style-name="P76"><text:s text:c="8"/>for (i = 0; i &lt; tope; i++)</text:p>
      <text:p text:style-name="P76"><text:s text:c="12"/>if (vec[i] &gt; vec[i + 1]) {</text:p>
      <text:p text:style-name="P76"><text:s text:c="16"/>aux = vec[i];</text:p>
      <text:p text:style-name="P76"><text:s text:c="16"/>vec[i] = vec[i + 1];</text:p>
      <text:p text:style-name="P76"><text:s text:c="16"/>vec[i + 1] = aux;</text:p>
      <text:p text:style-name="P76"><text:s text:c="16"/>k = i;</text:p>
      <text:p text:style-name="P76"><text:s text:c="12"/>}</text:p>
      <text:p text:style-name="P76"><text:s text:c="8"/>tope = k;</text:p>
      <text:p text:style-name="P76"><text:s text:c="4"/>} while (k &gt; 0);</text:p>
      <text:p text:style-name="P76">}</text:p>
      <text:p text:style-name="P76"/>
      <text:p text:style-name="P80">Algoritmo: S<text:span text:style-name="T83">hell</text:span> Sort</text:p>
      <text:p text:style-name="P80">Metodo: <text:span text:style-name="T86">Insercion</text:span></text:p>
      <text:p text:style-name="P80">Complejidad: O(n(log(n))²)</text:p>
      <text:p text:style-name="P82">Implementacion: C</text:p>
      <text:p text:style-name="P77"/>
      <text:p text:style-name="P76">void shell(int vec[], int n) {</text:p>
      <text:p text:style-name="P76"><text:s text:c="4"/>int cambio, aux, i, paso;</text:p>
      <text:p text:style-name="P76"/>
      <text:p text:style-name="P76"><text:s text:c="4"/>paso = n / 2;</text:p>
      <text:p text:style-name="P76"><text:s text:c="4"/>do {</text:p>
      <text:p text:style-name="P76"><text:s text:c="8"/>do {</text:p>
      <text:p text:style-name="P76"><text:s text:c="12"/>cambio = 0;</text:p>
      <text:p text:style-name="P76"><text:s text:c="12"/>for (i = 0; i &lt; n - paso; i++) {</text:p>
      <text:p text:style-name="P76"><text:s text:c="16"/>if (vec[i] &gt; vec[i + paso]) {</text:p>
      <text:p text:style-name="P76"><text:soft-page-break/><text:s text:c="20"/>aux = vec[i];</text:p>
      <text:p text:style-name="P76"><text:s text:c="20"/>vec[i] = vec[i + paso];</text:p>
      <text:p text:style-name="P76"><text:s text:c="20"/>vec[i + paso] = aux;</text:p>
      <text:p text:style-name="P76"><text:s text:c="20"/>cambio = 1;</text:p>
      <text:p text:style-name="P76"><text:s text:c="16"/>}</text:p>
      <text:p text:style-name="P76"><text:s text:c="12"/>}</text:p>
      <text:p text:style-name="P76"><text:s text:c="8"/>} while (cambio);</text:p>
      <text:p text:style-name="P76"><text:s text:c="8"/>paso = paso / 2;</text:p>
      <text:p text:style-name="P76"><text:s text:c="8"/>printf("Cambio de paso a %d\n", paso);</text:p>
      <text:p text:style-name="P76"><text:s text:c="4"/>} while (paso != 0);</text:p>
      <text:p text:style-name="P76">}</text:p>
      <text:p text:style-name="P76"/>
      <text:p text:style-name="P81">Algoritmo: <text:span text:style-name="T86">Quick Sort</text:span></text:p>
      <text:p text:style-name="P81">Metodo: <text:span text:style-name="T87">Dividir</text:span></text:p>
      <text:p text:style-name="P33"><text:span text:style-name="T85">Complejidad: O(</text:span><text:span text:style-name="T87">n²</text:span><text:span text:style-name="T85">)</text:span></text:p>
      <text:p text:style-name="P83">Implementacion: C</text:p>
      <text:p text:style-name="P76"/>
      <text:p text:style-name="P76">void quickSort(int vec[], int pri, int ult, int n) {</text:p>
      <text:p text:style-name="P76"><text:s text:c="4"/>int i, j, aux, p;</text:p>
      <text:p text:style-name="P76"/>
      <text:p text:style-name="P76"><text:s text:c="4"/>i = pri;</text:p>
      <text:p text:style-name="P76"><text:s text:c="4"/>j = ult;</text:p>
      <text:p text:style-name="P76"><text:s text:c="4"/>p = vec[(pri + ult) / 2];</text:p>
      <text:p text:style-name="P76"><text:s text:c="4"/>do {</text:p>
      <text:p text:style-name="P76"><text:s text:c="8"/>while (i &lt;= j &amp;&amp; vec[i] &lt; p)</text:p>
      <text:p text:style-name="P76"><text:s text:c="12"/>i += 1;</text:p>
      <text:p text:style-name="P76"><text:s text:c="8"/>while (i &lt;= j &amp;&amp; vec[j] &gt; p)</text:p>
      <text:p text:style-name="P76"><text:s text:c="12"/>j -= 1;</text:p>
      <text:p text:style-name="P76"><text:s text:c="8"/>if (i &lt; j) {</text:p>
      <text:p text:style-name="P76"><text:s text:c="12"/>aux = vec[i];</text:p>
      <text:p text:style-name="P76"><text:s text:c="12"/>vec[i] = vec[j];</text:p>
      <text:p text:style-name="P76"><text:s text:c="12"/>vec[j] = aux;</text:p>
      <text:p text:style-name="P76"><text:s text:c="8"/>}</text:p>
      <text:p text:style-name="P76"><text:s text:c="8"/>i += 1;</text:p>
      <text:p text:style-name="P76"><text:s text:c="8"/>j -= 1;</text:p>
      <text:p text:style-name="P76"><text:s text:c="4"/>} while (i &lt; j);</text:p>
      <text:p text:style-name="P76"><text:s text:c="4"/>if (pri &lt; j)</text:p>
      <text:p text:style-name="P76"><text:s text:c="8"/>quickSort(vec, pri, j + 1, n);</text:p>
      <text:p text:style-name="P76"><text:s text:c="4"/>if (i &lt; ult)</text:p>
      <text:p text:style-name="P76"><text:s text:c="8"/>quickSort(vec, i - 1, ult, n);</text:p>
      <text:p text:style-name="P7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JetBrains Mono SemiBold" svg:font-family="'JetBrains Mono SemiBold', monospace, monospace, 'Droid Sans Fallback', 'Droid Sans Mono', monospace, monospace, 'Droid Sans Fallback'"/>
    <style:font-face style:name="Lohit Devanagari1" svg:font-family="'Lohit Devanagari'"/>
    <style:font-face style:name="JetBrains Mono" svg:font-family="'JetBrains Mono'" style:font-pitch="fixed"/>
    <style:font-face style:name="JetBrains Mono2" svg:font-family="'JetBrains Mono'" style:font-family-generic="roman" style:font-pitch="fixed"/>
    <style:font-face style:name="Liberation Serif1" svg:font-family="'Liberation Serif'" style:font-family-generic="roman" style:font-pitch="fixed"/>
    <style:font-face style:name="JetBrains Mono1" svg:font-family="'JetBrains Mono'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JetBR" style:family="paragraph" style:parent-style-name="Standard">
      <style:paragraph-properties fo:text-align="justify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2:02:13.986344112</meta:creation-date>
    <dc:date>2021-10-07T21:33:16.406371392</dc:date>
    <meta:editing-duration>P3DT3H59M24S</meta:editing-duration>
    <meta:editing-cycles>125</meta:editing-cycles>
    <meta:generator>LibreOffice/7.1.6.2$Linux_X86_64 LibreOffice_project/10$Build-2</meta:generator>
    <meta:document-statistic meta:table-count="0" meta:image-count="0" meta:object-count="0" meta:page-count="12" meta:paragraph-count="465" meta:word-count="2084" meta:character-count="14264" meta:non-whitespace-character-count="11433"/>
  </office:meta>
</office:document-meta>
</file>